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0.978in"/>
    </style:style>
    <style:style style:name="co9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/>
    <style:style style:name="ce4" style:family="table-cell" style:parent-style-name="Default" style:data-style-name="N121"/>
    <style:style style:name="ce1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3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7.9713in" svg:height="3.3016in" svg:x="8.8362in" svg:y="0.5311in">
            <draw:object draw:notify-on-update-of-ranges="analysis.A3:analysis.B23 analysis.D2:analysis.D2 analysis.D3:analysis.D23 analysis.F2:analysis.F2 analysis.F3:analysis.F23 analysis.C29:analysis.C49 analysis.C29:analysis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rd-greedy-SHJ</text:p>
          </table:table-cell>
          <table:table-cell table:style-name="ce5"/>
          <table:table-cell table:number-columns-repeated="7"/>
        </table:table-row>
        <table:table-row table:style-name="ro1">
          <table:table-cell table:style-name="Default"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Query planning time (QPT)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Query execution time (QET)</text:p>
          </table:table-cell>
          <table:table-cell/>
          <table:table-cell office:value-type="string" calcext:value-type="string">
            <text:p>difference in QET</text:p>
          </table:table-cell>
          <table:table-cell office:value-type="string" calcext:value-type="string">
            <text:p>relative differenc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Q1</text:p>
          </table:table-cell>
          <table:table-cell office:value-type="string" calcext:value-type="string">
            <text:p>Fed1</text:p>
          </table:table-cell>
          <table:table-cell office:value-type="float" office:value="500.9" calcext:value-type="float">
            <text:p>501</text:p>
          </table:table-cell>
          <table:table-cell office:value-type="float" office:value="376.8" calcext:value-type="float">
            <text:p>377</text:p>
          </table:table-cell>
          <table:table-cell office:value-type="float" office:value="12.4" calcext:value-type="float">
            <text:p>12</text:p>
          </table:table-cell>
          <table:table-cell office:value-type="float" office:value="111.7" calcext:value-type="float">
            <text:p>112</text:p>
          </table:table-cell>
          <table:table-cell table:number-columns-repeated="3"/>
        </table:table-row>
        <table:table-row table:style-name="ro1">
          <table:covered-table-cell table:style-name="Default"/>
          <table:table-cell office:value-type="string" calcext:value-type="string">
            <text:p>Fed2</text:p>
          </table:table-cell>
          <table:table-cell office:value-type="float" office:value="564.7" calcext:value-type="float">
            <text:p>565</text:p>
          </table:table-cell>
          <table:table-cell office:value-type="float" office:value="427.3" calcext:value-type="float">
            <text:p>427</text:p>
          </table:table-cell>
          <table:table-cell office:value-type="float" office:value="9.9" calcext:value-type="float">
            <text:p>10</text:p>
          </table:table-cell>
          <table:table-cell office:value-type="float" office:value="127.5" calcext:value-type="float">
            <text:p>128</text:p>
          </table:table-cell>
          <table:table-cell/>
          <table:table-cell table:formula="of:=[.F4]-[.F3]" office:value-type="float" office:value="15.8" calcext:value-type="float">
            <text:p>15.8</text:p>
          </table:table-cell>
          <table:table-cell table:style-name="ce3" table:formula="of:=[.H4]/[.F3]" office:value-type="percentage" office:value="0.141450313339302" calcext:value-type="percentage">
            <text:p>14.15%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3</text:p>
          </table:table-cell>
          <table:table-cell office:value-type="float" office:value="525.2" calcext:value-type="float">
            <text:p>525</text:p>
          </table:table-cell>
          <table:table-cell office:value-type="float" office:value="391.9" calcext:value-type="float">
            <text:p>392</text:p>
          </table:table-cell>
          <table:table-cell office:value-type="float" office:value="9.8" calcext:value-type="float">
            <text:p>10</text:p>
          </table:table-cell>
          <table:table-cell office:value-type="float" office:value="123.5" calcext:value-type="float">
            <text:p>124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6" office:value-type="string" calcext:value-type="string" table:number-columns-spanned="1" table:number-rows-spanned="3">
            <text:p>Q2</text:p>
          </table:table-cell>
          <table:table-cell office:value-type="string" calcext:value-type="string">
            <text:p>Fed1</text:p>
          </table:table-cell>
          <table:table-cell office:value-type="float" office:value="2064.3" calcext:value-type="float">
            <text:p>2,064</text:p>
          </table:table-cell>
          <table:table-cell office:value-type="float" office:value="365.1" calcext:value-type="float">
            <text:p>365</text:p>
          </table:table-cell>
          <table:table-cell office:value-type="float" office:value="11.8" calcext:value-type="float">
            <text:p>12</text:p>
          </table:table-cell>
          <table:table-cell office:value-type="float" office:value="1687.4" calcext:value-type="float">
            <text:p>1,687</text:p>
          </table:table-cell>
          <table:table-cell table:number-columns-repeated="2"/>
          <table:table-cell table:style-name="ce3"/>
        </table:table-row>
        <table:table-row table:style-name="ro1">
          <table:covered-table-cell table:style-name="Default"/>
          <table:table-cell office:value-type="string" calcext:value-type="string">
            <text:p>Fed2</text:p>
          </table:table-cell>
          <table:table-cell office:value-type="float" office:value="2097.8" calcext:value-type="float">
            <text:p>2,098</text:p>
          </table:table-cell>
          <table:table-cell office:value-type="float" office:value="382.9" calcext:value-type="float">
            <text:p>383</text:p>
          </table:table-cell>
          <table:table-cell office:value-type="float" office:value="9.2" calcext:value-type="float">
            <text:p>9</text:p>
          </table:table-cell>
          <table:table-cell office:value-type="float" office:value="1705.7" calcext:value-type="float">
            <text:p>1,706</text:p>
          </table:table-cell>
          <table:table-cell/>
          <table:table-cell table:formula="of:=[.F7]-[.F6]" office:value-type="float" office:value="18.3" calcext:value-type="float">
            <text:p>18.3</text:p>
          </table:table-cell>
          <table:table-cell table:style-name="ce3" table:formula="of:=[.H7]/[.F6]" office:value-type="percentage" office:value="0.0108450871162735" calcext:value-type="percentage">
            <text:p>1.08%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3</text:p>
          </table:table-cell>
          <table:table-cell office:value-type="float" office:value="2100.3" calcext:value-type="float">
            <text:p>2,100</text:p>
          </table:table-cell>
          <table:table-cell office:value-type="float" office:value="371.8" calcext:value-type="float">
            <text:p>372</text:p>
          </table:table-cell>
          <table:table-cell office:value-type="float" office:value="9.6" calcext:value-type="float">
            <text:p>10</text:p>
          </table:table-cell>
          <table:table-cell office:value-type="float" office:value="1718.9" calcext:value-type="float">
            <text:p>1,719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6" office:value-type="string" calcext:value-type="string" table:number-columns-spanned="1" table:number-rows-spanned="3">
            <text:p>Q3</text:p>
          </table:table-cell>
          <table:table-cell office:value-type="string" calcext:value-type="string">
            <text:p>Fed1</text:p>
          </table:table-cell>
          <table:table-cell office:value-type="float" office:value="429.2" calcext:value-type="float">
            <text:p>429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58.2" calcext:value-type="float">
            <text:p>58</text:p>
          </table:table-cell>
          <table:table-cell table:number-columns-repeated="2"/>
          <table:table-cell table:style-name="ce3"/>
        </table:table-row>
        <table:table-row table:style-name="ro1">
          <table:covered-table-cell table:style-name="Default"/>
          <table:table-cell office:value-type="string" calcext:value-type="string">
            <text:p>Fed2</text:p>
          </table:table-cell>
          <table:table-cell office:value-type="float" office:value="496.7" calcext:value-type="float">
            <text:p>497</text:p>
          </table:table-cell>
          <table:table-cell office:value-type="float" office:value="417.4" calcext:value-type="float">
            <text:p>417</text:p>
          </table:table-cell>
          <table:table-cell office:value-type="float" office:value="13.1" calcext:value-type="float">
            <text:p>13</text:p>
          </table:table-cell>
          <table:table-cell office:value-type="float" office:value="66.2" calcext:value-type="float">
            <text:p>66</text:p>
          </table:table-cell>
          <table:table-cell/>
          <table:table-cell table:formula="of:=[.F10]-[.F9]" office:value-type="float" office:value="8" calcext:value-type="float">
            <text:p>8</text:p>
          </table:table-cell>
          <table:table-cell table:style-name="ce3" table:formula="of:=[.H10]/[.F9]" office:value-type="percentage" office:value="0.13745704467354" calcext:value-type="percentage">
            <text:p>13.75%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3</text:p>
          </table:table-cell>
          <table:table-cell office:value-type="float" office:value="472.4" calcext:value-type="float">
            <text:p>472</text:p>
          </table:table-cell>
          <table:table-cell office:value-type="float" office:value="396" calcext:value-type="float">
            <text:p>396</text:p>
          </table:table-cell>
          <table:table-cell office:value-type="float" office:value="12.4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6" office:value-type="string" calcext:value-type="string" table:number-columns-spanned="1" table:number-rows-spanned="3">
            <text:p>Q4</text:p>
          </table:table-cell>
          <table:table-cell office:value-type="string" calcext:value-type="string">
            <text:p>Fed1</text:p>
          </table:table-cell>
          <table:table-cell office:value-type="float" office:value="956.7" calcext:value-type="float">
            <text:p>957</text:p>
          </table:table-cell>
          <table:table-cell office:value-type="float" office:value="351.1" calcext:value-type="float">
            <text:p>351</text:p>
          </table:table-cell>
          <table:table-cell office:value-type="float" office:value="8.8" calcext:value-type="float">
            <text:p>9</text:p>
          </table:table-cell>
          <table:table-cell office:value-type="float" office:value="596.8" calcext:value-type="float">
            <text:p>597</text:p>
          </table:table-cell>
          <table:table-cell table:number-columns-repeated="2"/>
          <table:table-cell table:style-name="ce3"/>
        </table:table-row>
        <table:table-row table:style-name="ro1">
          <table:covered-table-cell table:style-name="Default"/>
          <table:table-cell office:value-type="string" calcext:value-type="string">
            <text:p>Fed2</text:p>
          </table:table-cell>
          <table:table-cell office:value-type="float" office:value="1143.1" calcext:value-type="float">
            <text:p>1,143</text:p>
          </table:table-cell>
          <table:table-cell office:value-type="float" office:value="370.8" calcext:value-type="float">
            <text:p>371</text:p>
          </table:table-cell>
          <table:table-cell office:value-type="float" office:value="9.6" calcext:value-type="float">
            <text:p>10</text:p>
          </table:table-cell>
          <table:table-cell office:value-type="float" office:value="762.7" calcext:value-type="float">
            <text:p>763</text:p>
          </table:table-cell>
          <table:table-cell/>
          <table:table-cell table:formula="of:=[.F13]-[.F12]" office:value-type="float" office:value="165.9" calcext:value-type="float">
            <text:p>165.9</text:p>
          </table:table-cell>
          <table:table-cell table:style-name="ce3" table:formula="of:=[.H13]/[.F12]" office:value-type="percentage" office:value="0.277982573726542" calcext:value-type="percentage">
            <text:p>27.80%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3</text:p>
          </table:table-cell>
          <table:table-cell office:value-type="float" office:value="1125.7" calcext:value-type="float">
            <text:p>1,126</text:p>
          </table:table-cell>
          <table:table-cell office:value-type="float" office:value="335.2" calcext:value-type="float">
            <text:p>335</text:p>
          </table:table-cell>
          <table:table-cell office:value-type="float" office:value="9.1" calcext:value-type="float">
            <text:p>9</text:p>
          </table:table-cell>
          <table:table-cell office:value-type="float" office:value="781.4" calcext:value-type="float">
            <text:p>781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6" office:value-type="string" calcext:value-type="string" table:number-columns-spanned="1" table:number-rows-spanned="3">
            <text:p>Q5</text:p>
          </table:table-cell>
          <table:table-cell office:value-type="string" calcext:value-type="string">
            <text:p>Fed1</text:p>
          </table:table-cell>
          <table:table-cell office:value-type="float" office:value="2175.3" calcext:value-type="float">
            <text:p>2,175</text:p>
          </table:table-cell>
          <table:table-cell office:value-type="float" office:value="350.4" calcext:value-type="float">
            <text:p>350</text:p>
          </table:table-cell>
          <table:table-cell office:value-type="float" office:value="7.6" calcext:value-type="float">
            <text:p>8</text:p>
          </table:table-cell>
          <table:table-cell office:value-type="float" office:value="1817.3" calcext:value-type="float">
            <text:p>1,817</text:p>
          </table:table-cell>
          <table:table-cell table:number-columns-repeated="2"/>
          <table:table-cell table:style-name="ce3"/>
        </table:table-row>
        <table:table-row table:style-name="ro1">
          <table:covered-table-cell table:style-name="Default"/>
          <table:table-cell office:value-type="string" calcext:value-type="string">
            <text:p>Fed2</text:p>
          </table:table-cell>
          <table:table-cell office:value-type="float" office:value="2364.2" calcext:value-type="float">
            <text:p>2,364</text:p>
          </table:table-cell>
          <table:table-cell office:value-type="float" office:value="366.3" calcext:value-type="float">
            <text:p>366</text:p>
          </table:table-cell>
          <table:table-cell office:value-type="float" office:value="8.2" calcext:value-type="float">
            <text:p>8</text:p>
          </table:table-cell>
          <table:table-cell office:value-type="float" office:value="1989.7" calcext:value-type="float">
            <text:p>1,990</text:p>
          </table:table-cell>
          <table:table-cell/>
          <table:table-cell table:formula="of:=[.F16]-[.F15]" office:value-type="float" office:value="172.4" calcext:value-type="float">
            <text:p>172.4</text:p>
          </table:table-cell>
          <table:table-cell table:style-name="ce3" table:formula="of:=[.H16]/[.F15]" office:value-type="percentage" office:value="0.0948660100148573" calcext:value-type="percentage">
            <text:p>9.49%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3</text:p>
          </table:table-cell>
          <table:table-cell office:value-type="float" office:value="2354.2" calcext:value-type="float">
            <text:p>2,354</text:p>
          </table:table-cell>
          <table:table-cell office:value-type="float" office:value="347.9" calcext:value-type="float">
            <text:p>348</text:p>
          </table:table-cell>
          <table:table-cell office:value-type="float" office:value="7.9" calcext:value-type="float">
            <text:p>8</text:p>
          </table:table-cell>
          <table:table-cell office:value-type="float" office:value="1998.4" calcext:value-type="float">
            <text:p>1,998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6" office:value-type="string" calcext:value-type="string" table:number-columns-spanned="1" table:number-rows-spanned="3">
            <text:p>Q6</text:p>
          </table:table-cell>
          <table:table-cell office:value-type="string" calcext:value-type="string">
            <text:p>Fed1</text:p>
          </table:table-cell>
          <table:table-cell office:value-type="float" office:value="3173" calcext:value-type="float">
            <text:p>3,173</text:p>
          </table:table-cell>
          <table:table-cell office:value-type="float" office:value="358.1" calcext:value-type="float">
            <text:p>358</text:p>
          </table:table-cell>
          <table:table-cell office:value-type="float" office:value="8.8" calcext:value-type="float">
            <text:p>9</text:p>
          </table:table-cell>
          <table:table-cell office:value-type="float" office:value="2806.1" calcext:value-type="float">
            <text:p>2,806</text:p>
          </table:table-cell>
          <table:table-cell table:number-columns-repeated="2"/>
          <table:table-cell table:style-name="ce3"/>
        </table:table-row>
        <table:table-row table:style-name="ro1">
          <table:covered-table-cell table:style-name="Default"/>
          <table:table-cell office:value-type="string" calcext:value-type="string">
            <text:p>Fed2</text:p>
          </table:table-cell>
          <table:table-cell office:value-type="float" office:value="3419.2" calcext:value-type="float">
            <text:p>3,419</text:p>
          </table:table-cell>
          <table:table-cell office:value-type="float" office:value="360.9" calcext:value-type="float">
            <text:p>361</text:p>
          </table:table-cell>
          <table:table-cell office:value-type="float" office:value="8.9" calcext:value-type="float">
            <text:p>9</text:p>
          </table:table-cell>
          <table:table-cell office:value-type="float" office:value="3049.4" calcext:value-type="float">
            <text:p>3,049</text:p>
          </table:table-cell>
          <table:table-cell/>
          <table:table-cell table:formula="of:=[.F19]-[.F18]" office:value-type="float" office:value="243.3" calcext:value-type="float">
            <text:p>243.3</text:p>
          </table:table-cell>
          <table:table-cell table:style-name="ce3" table:formula="of:=[.H19]/[.F18]" office:value-type="percentage" office:value="0.0867039663590037" calcext:value-type="percentage">
            <text:p>8.67%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3</text:p>
          </table:table-cell>
          <table:table-cell office:value-type="float" office:value="3360.2" calcext:value-type="float">
            <text:p>3,360</text:p>
          </table:table-cell>
          <table:table-cell office:value-type="float" office:value="329.5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3021.7" calcext:value-type="float">
            <text:p>3,022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6" office:value-type="string" calcext:value-type="string" table:number-columns-spanned="1" table:number-rows-spanned="3">
            <text:p>Q7</text:p>
          </table:table-cell>
          <table:table-cell office:value-type="string" calcext:value-type="string">
            <text:p>Fed1</text:p>
          </table:table-cell>
          <table:table-cell office:value-type="float" office:value="9778" calcext:value-type="float">
            <text:p>9,778</text:p>
          </table:table-cell>
          <table:table-cell office:value-type="float" office:value="356.9" calcext:value-type="float">
            <text:p>357</text:p>
          </table:table-cell>
          <table:table-cell office:value-type="float" office:value="7.6" calcext:value-type="float">
            <text:p>8</text:p>
          </table:table-cell>
          <table:table-cell office:value-type="float" office:value="9413.5" calcext:value-type="float">
            <text:p>9,414</text:p>
          </table:table-cell>
          <table:table-cell table:number-columns-repeated="2"/>
          <table:table-cell table:style-name="ce3"/>
        </table:table-row>
        <table:table-row table:style-name="ro1">
          <table:covered-table-cell table:style-name="Default"/>
          <table:table-cell office:value-type="string" calcext:value-type="string">
            <text:p>Fed2</text:p>
          </table:table-cell>
          <table:table-cell office:value-type="float" office:value="10545.9" calcext:value-type="float">
            <text:p>10,546</text:p>
          </table:table-cell>
          <table:table-cell office:value-type="float" office:value="379.6" calcext:value-type="float">
            <text:p>380</text:p>
          </table:table-cell>
          <table:table-cell office:value-type="float" office:value="9.2" calcext:value-type="float">
            <text:p>9</text:p>
          </table:table-cell>
          <table:table-cell office:value-type="float" office:value="10157.1" calcext:value-type="float">
            <text:p>10,157</text:p>
          </table:table-cell>
          <table:table-cell/>
          <table:table-cell table:formula="of:=[.F22]-[.F21]" office:value-type="float" office:value="743.6" calcext:value-type="float">
            <text:p>743.6</text:p>
          </table:table-cell>
          <table:table-cell table:style-name="ce3" table:formula="of:=[.H22]/[.F21]" office:value-type="percentage" office:value="0.0789929356774845" calcext:value-type="percentage">
            <text:p>7.90%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3</text:p>
          </table:table-cell>
          <table:table-cell office:value-type="float" office:value="10512.8" calcext:value-type="float">
            <text:p>10,513</text:p>
          </table:table-cell>
          <table:table-cell office:value-type="float" office:value="356.8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10148" calcext:value-type="float">
            <text:p>10,148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query</text:p>
          </table:table-cell>
          <table:table-cell table:style-name="ce5" office:value-type="string" calcext:value-type="string">
            <text:p>federation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office:value-type="string" calcext:value-type="string">
            <text:p>avg_Q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1:global</text:p>
          </table:table-cell>
          <table:table-cell office:value-type="float" office:value="22.2133593437223" calcext:value-type="float">
            <text:p>22</text:p>
          </table:table-cell>
          <table:table-cell office:value-type="float" office:value="20.8475951184357" calcext:value-type="float">
            <text:p>21</text:p>
          </table:table-cell>
          <table:table-cell office:value-type="float" office:value="2.91356978445495" calcext:value-type="float">
            <text:p>3</text:p>
          </table:table-cell>
          <table:table-cell office:value-type="float" office:value="6.66749994792318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2:samelocal</text:p>
          </table:table-cell>
          <table:table-cell office:value-type="float" office:value="36.7061908190491" calcext:value-type="float">
            <text:p>37</text:p>
          </table:table-cell>
          <table:table-cell office:value-type="float" office:value="35.1506282542242" calcext:value-type="float">
            <text:p>35</text:p>
          </table:table-cell>
          <table:table-cell office:value-type="float" office:value="2.33095116493961" calcext:value-type="float">
            <text:p>2</text:p>
          </table:table-cell>
          <table:table-cell office:value-type="float" office:value="8.95978670381041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3:difflocal</text:p>
          </table:table-cell>
          <table:table-cell office:value-type="float" office:value="23.4463927573803" calcext:value-type="float">
            <text:p>23</text:p>
          </table:table-cell>
          <table:table-cell office:value-type="float" office:value="20.7923597078884" calcext:value-type="float">
            <text:p>21</text:p>
          </table:table-cell>
          <table:table-cell office:value-type="float" office:value="2.61618891604648" calcext:value-type="float">
            <text:p>3</text:p>
          </table:table-cell>
          <table:table-cell office:value-type="float" office:value="7.29154761807579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1:global</text:p>
          </table:table-cell>
          <table:table-cell office:value-type="float" office:value="65.4896938456731" calcext:value-type="float">
            <text:p>65</text:p>
          </table:table-cell>
          <table:table-cell office:value-type="float" office:value="13.4614676432814" calcext:value-type="float">
            <text:p>13</text:p>
          </table:table-cell>
          <table:table-cell office:value-type="float" office:value="2.89827534923789" calcext:value-type="float">
            <text:p>3</text:p>
          </table:table-cell>
          <table:table-cell office:value-type="float" office:value="60.3603990856404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2:samelocal</text:p>
          </table:table-cell>
          <table:table-cell office:value-type="float" office:value="74.2410488431658" calcext:value-type="float">
            <text:p>74</text:p>
          </table:table-cell>
          <table:table-cell office:value-type="float" office:value="25.2738336361278" calcext:value-type="float">
            <text:p>25</text:p>
          </table:table-cell>
          <table:table-cell office:value-type="float" office:value="1.87379590967403" calcext:value-type="float">
            <text:p>2</text:p>
          </table:table-cell>
          <table:table-cell office:value-type="float" office:value="57.8907975799647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3:difflocal</text:p>
          </table:table-cell>
          <table:table-cell office:value-type="float" office:value="67.2822413419767" calcext:value-type="float">
            <text:p>67</text:p>
          </table:table-cell>
          <table:table-cell office:value-type="float" office:value="21.6322804058092" calcext:value-type="float">
            <text:p>22</text:p>
          </table:table-cell>
          <table:table-cell office:value-type="float" office:value="2.50333111406915" calcext:value-type="float">
            <text:p>3</text:p>
          </table:table-cell>
          <table:table-cell office:value-type="float" office:value="58.2016609155901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1:global</text:p>
          </table:table-cell>
          <table:table-cell office:value-type="float" office:value="28.607691273502" calcext:value-type="float">
            <text:p>29</text:p>
          </table:table-cell>
          <table:table-cell office:value-type="float" office:value="18.5951009079751" calcext:value-type="float">
            <text:p>19</text:p>
          </table:table-cell>
          <table:table-cell office:value-type="float" office:value="2.05480466765633" calcext:value-type="float">
            <text:p>2</text:p>
          </table:table-cell>
          <table:table-cell office:value-type="float" office:value="10.4753679330768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2:samelocal</text:p>
          </table:table-cell>
          <table:table-cell office:value-type="float" office:value="21.1084501246933" calcext:value-type="float">
            <text:p>21</text:p>
          </table:table-cell>
          <table:table-cell office:value-type="float" office:value="15.7070401766568" calcext:value-type="float">
            <text:p>16</text:p>
          </table:table-cell>
          <table:table-cell office:value-type="float" office:value="2.68535120814971" calcext:value-type="float">
            <text:p>3</text:p>
          </table:table-cell>
          <table:table-cell office:value-type="float" office:value="5.47316686713968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3:difflocal</text:p>
          </table:table-cell>
          <table:table-cell office:value-type="float" office:value="26.6508286300195" calcext:value-type="float">
            <text:p>27</text:p>
          </table:table-cell>
          <table:table-cell office:value-type="float" office:value="21.4890152817149" calcext:value-type="float">
            <text:p>21</text:p>
          </table:table-cell>
          <table:table-cell office:value-type="float" office:value="2.83627298482435" calcext:value-type="float">
            <text:p>3</text:p>
          </table:table-cell>
          <table:table-cell office:value-type="float" office:value="5.05525029603437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1:global</text:p>
          </table:table-cell>
          <table:table-cell office:value-type="float" office:value="37.318598282596" calcext:value-type="float">
            <text:p>37</text:p>
          </table:table-cell>
          <table:table-cell office:value-type="float" office:value="23.3402370739174" calcext:value-type="float">
            <text:p>23</text:p>
          </table:table-cell>
          <table:table-cell office:value-type="float" office:value="2.57336787541584" calcext:value-type="float">
            <text:p>3</text:p>
          </table:table-cell>
          <table:table-cell office:value-type="float" office:value="31.9749902267381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2:samelocal</text:p>
          </table:table-cell>
          <table:table-cell office:value-type="float" office:value="34.2424363100006" calcext:value-type="float">
            <text:p>34</text:p>
          </table:table-cell>
          <table:table-cell office:value-type="float" office:value="17.8997206682116" calcext:value-type="float">
            <text:p>18</text:p>
          </table:table-cell>
          <table:table-cell office:value-type="float" office:value="3.33999334663343" calcext:value-type="float">
            <text:p>3</text:p>
          </table:table-cell>
          <table:table-cell office:value-type="float" office:value="29.6312522703836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3:difflocal</text:p>
          </table:table-cell>
          <table:table-cell office:value-type="float" office:value="74.2354362821422" calcext:value-type="float">
            <text:p>74</text:p>
          </table:table-cell>
          <table:table-cell office:value-type="float" office:value="11.3998050665595" calcext:value-type="float">
            <text:p>11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70.4338933563475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1:global</text:p>
          </table:table-cell>
          <table:table-cell office:value-type="float" office:value="147.316024624313" calcext:value-type="float">
            <text:p>147</text:p>
          </table:table-cell>
          <table:table-cell office:value-type="float" office:value="13.688600285558" calcext:value-type="float">
            <text:p>14</text:p>
          </table:table-cell>
          <table:table-cell office:value-type="float" office:value="0.843274042711568" calcext:value-type="float">
            <text:p>1</text:p>
          </table:table-cell>
          <table:table-cell office:value-type="float" office:value="143.279873751418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2:samelocal</text:p>
          </table:table-cell>
          <table:table-cell office:value-type="float" office:value="127.216176469644" calcext:value-type="float">
            <text:p>127</text:p>
          </table:table-cell>
          <table:table-cell office:value-type="float" office:value="24.2947182188502" calcext:value-type="float">
            <text:p>24</text:p>
          </table:table-cell>
          <table:table-cell office:value-type="float" office:value="1.81352940116473" calcext:value-type="float">
            <text:p>2</text:p>
          </table:table-cell>
          <table:table-cell office:value-type="float" office:value="129.067639459144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3:difflocal</text:p>
          </table:table-cell>
          <table:table-cell office:value-type="float" office:value="180.469634257093" calcext:value-type="float">
            <text:p>180</text:p>
          </table:table-cell>
          <table:table-cell office:value-type="float" office:value="19.2553023000592" calcext:value-type="float">
            <text:p>19</text:p>
          </table:table-cell>
          <table:table-cell office:value-type="float" office:value="0.567646212197547" calcext:value-type="float">
            <text:p>1</text:p>
          </table:table-cell>
          <table:table-cell office:value-type="float" office:value="176.873589511455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1:global</text:p>
          </table:table-cell>
          <table:table-cell office:value-type="float" office:value="59.2339992459286" calcext:value-type="float">
            <text:p>59</text:p>
          </table:table-cell>
          <table:table-cell office:value-type="float" office:value="18.2905561545964" calcext:value-type="float">
            <text:p>18</text:p>
          </table:table-cell>
          <table:table-cell office:value-type="float" office:value="2.44040069569642" calcext:value-type="float">
            <text:p>2</text:p>
          </table:table-cell>
          <table:table-cell office:value-type="float" office:value="50.5095150551964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2:samelocal</text:p>
          </table:table-cell>
          <table:table-cell office:value-type="float" office:value="87.170076415145" calcext:value-type="float">
            <text:p>87</text:p>
          </table:table-cell>
          <table:table-cell office:value-type="float" office:value="15.8986372581636" calcext:value-type="float">
            <text:p>16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93.0617477210099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3:difflocal</text:p>
          </table:table-cell>
          <table:table-cell office:value-type="float" office:value="188.177693801482" calcext:value-type="float">
            <text:p>188</text:p>
          </table:table-cell>
          <table:table-cell office:value-type="float" office:value="13.2014308988752" calcext:value-type="float">
            <text:p>13</text:p>
          </table:table-cell>
          <table:table-cell office:value-type="float" office:value="2.49443825784929" calcext:value-type="float">
            <text:p>2</text:p>
          </table:table-cell>
          <table:table-cell office:value-type="float" office:value="186.928417671935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1:global</text:p>
          </table:table-cell>
          <table:table-cell office:value-type="float" office:value="125.828807865643" calcext:value-type="float">
            <text:p>126</text:p>
          </table:table-cell>
          <table:table-cell office:value-type="float" office:value="16.9996731994732" calcext:value-type="float">
            <text:p>17</text:p>
          </table:table-cell>
          <table:table-cell office:value-type="float" office:value="1.26491106406735" calcext:value-type="float">
            <text:p>1</text:p>
          </table:table-cell>
          <table:table-cell office:value-type="float" office:value="126.624773774066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2:samelocal</text:p>
          </table:table-cell>
          <table:table-cell office:value-type="float" office:value="144.188495457239" calcext:value-type="float">
            <text:p>144</text:p>
          </table:table-cell>
          <table:table-cell office:value-type="float" office:value="14.5617459270667" calcext:value-type="float">
            <text:p>15</text:p>
          </table:table-cell>
          <table:table-cell office:value-type="float" office:value="2.44040069569642" calcext:value-type="float">
            <text:p>2</text:p>
          </table:table-cell>
          <table:table-cell office:value-type="float" office:value="141.868052938089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3:difflocal</text:p>
          </table:table-cell>
          <table:table-cell office:value-type="float" office:value="131.361925821585" calcext:value-type="float">
            <text:p>131</text:p>
          </table:table-cell>
          <table:table-cell office:value-type="float" office:value="24.3347031577905" calcext:value-type="float">
            <text:p>24</text:p>
          </table:table-cell>
          <table:table-cell office:value-type="float" office:value="1.05409255338946" calcext:value-type="float">
            <text:p>1</text:p>
          </table:table-cell>
          <table:table-cell office:value-type="float" office:value="126.03262364254" calcext:value-type="float">
            <text:p>126</text:p>
          </table:table-cell>
          <table:table-cell table:number-columns-repeated="3"/>
        </table:table-row>
      </table:table>
      <table:table table:name="Overview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ce5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rd-greedy-SHJ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number-columns-repeated="2"/>
          <table:table-cell office:value-type="string" calcext:value-type="string">
            <text:p>intermediate results</text:p>
          </table:table-cell>
          <table:table-cell table:style-name="ce13" office:value-type="string" calcext:value-type="string">
            <text:p>l2g operators (input)</text:p>
          </table:table-cell>
          <table:table-cell table:style-name="ce13" office:value-type="string" calcext:value-type="string">
            <text:p>request</text:p>
          </table:table-cell>
          <table:table-cell table:style-name="ce13" office:value-type="string" calcext:value-type="string">
            <text:p>mapping ru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1</text:p>
          </table:table-cell>
          <table:table-cell office:value-type="float" office:value="500.9" calcext:value-type="float">
            <text:p>501</text:p>
          </table:table-cell>
          <table:table-cell office:value-type="float" office:value="376.8" calcext:value-type="float">
            <text:p>377</text:p>
          </table:table-cell>
          <table:table-cell office:value-type="float" office:value="12.4" calcext:value-type="float">
            <text:p>12</text:p>
          </table:table-cell>
          <table:table-cell office:value-type="float" office:value="111.7" calcext:value-type="float">
            <text:p>112</text:p>
          </table:table-cell>
          <table:table-cell table:style-name="ce5"/>
          <table:table-cell table:style-name="ce4"/>
          <table:table-cell table:style-name="ce5" table:formula="of:=356+962+606+69+48+27+87+39+81+96+39+60+60+606+69+48+27+87+39+81+96+39+60+60" office:value-type="float" office:value="3742" calcext:value-type="float">
            <text:p>3,74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9+48+27+87+39+81+96+39+60+60+69+48+27+87+39+81+96+39+60+60" office:value-type="float" office:value="1212" calcext:value-type="float">
            <text:p>1,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2</text:p>
          </table:table-cell>
          <table:table-cell office:value-type="float" office:value="564.7" calcext:value-type="float">
            <text:p>565</text:p>
          </table:table-cell>
          <table:table-cell office:value-type="float" office:value="427.3" calcext:value-type="float">
            <text:p>427</text:p>
          </table:table-cell>
          <table:table-cell office:value-type="float" office:value="9.9" calcext:value-type="float">
            <text:p>10</text:p>
          </table:table-cell>
          <table:table-cell office:value-type="float" office:value="127.5" calcext:value-type="float">
            <text:p>128</text:p>
          </table:table-cell>
          <table:table-cell table:style-name="ce5"/>
          <table:table-cell/>
          <table:table-cell table:style-name="ce5" table:formula="of:=356+962+606+60+60+39+96+81+39+87+27+48+69+60+60+39+96+81+39+87+27+48+69+606+60+60+39+96+81+39+87+27+48+69+60+60+39+96+81+39+87+27+48+69" office:value-type="float" office:value="4954" calcext:value-type="float">
            <text:p>4,954</text:p>
          </table:table-cell>
          <table:table-cell table:style-name="ce5" table:formula="of:=69+48+27+87+39+81+96+39+60+60+69+48+27+87+39+81+96+39+60+60" office:value-type="float" office:value="1212" calcext:value-type="float">
            <text:p>1,212</text:p>
          </table:table-cell>
          <table:table-cell table:style-name="ce5" table:formula="of:=69+48+27+87+39+81+96+39+60+60+69+48+27+87+39+81+96+39+60+60" office:value-type="float" office:value="1212" calcext:value-type="float">
            <text:p>1,21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3</text:p>
          </table:table-cell>
          <table:table-cell office:value-type="float" office:value="525.2" calcext:value-type="float">
            <text:p>525</text:p>
          </table:table-cell>
          <table:table-cell office:value-type="float" office:value="391.9" calcext:value-type="float">
            <text:p>392</text:p>
          </table:table-cell>
          <table:table-cell office:value-type="float" office:value="9.8" calcext:value-type="float">
            <text:p>10</text:p>
          </table:table-cell>
          <table:table-cell office:value-type="float" office:value="123.5" calcext:value-type="float">
            <text:p>124</text:p>
          </table:table-cell>
          <table:table-cell table:style-name="ce5"/>
          <table:table-cell/>
          <table:table-cell table:style-name="ce5" table:formula="of:=356+962+606+60+60+39+96+81+39+87+27+48+69+60+60+39+96+81+39+87+27+48+69+606+60+60+39+96+81+39+87+27+48+69+60+60+39+96+81+39+87+27+48+69" office:value-type="float" office:value="4954" calcext:value-type="float">
            <text:p>4,954</text:p>
          </table:table-cell>
          <table:table-cell table:style-name="ce5" table:formula="of:=69+48+27+87+39+81+96+39+60+60+69+48+27+87+39+81+96+39+60+60" office:value-type="float" office:value="1212" calcext:value-type="float">
            <text:p>1,212</text:p>
          </table:table-cell>
          <table:table-cell table:style-name="ce5" table:formula="of:=69+48+27+87+39+81+96+39+60+60+69+48+27+87+39+81+96+39+60+60" office:value-type="float" office:value="1212" calcext:value-type="float">
            <text:p>1,212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1</text:p>
          </table:table-cell>
          <table:table-cell office:value-type="float" office:value="2064.3" calcext:value-type="float">
            <text:p>2,064</text:p>
          </table:table-cell>
          <table:table-cell office:value-type="float" office:value="365.1" calcext:value-type="float">
            <text:p>365</text:p>
          </table:table-cell>
          <table:table-cell office:value-type="float" office:value="11.8" calcext:value-type="float">
            <text:p>12</text:p>
          </table:table-cell>
          <table:table-cell office:value-type="float" office:value="1687.4" calcext:value-type="float">
            <text:p>1,687</text:p>
          </table:table-cell>
          <table:table-cell table:style-name="ce5"/>
          <table:table-cell/>
          <table:table-cell table:style-name="ce5" table:formula="of:=382803+384817+5715+447+585+475+646+658+449+721+515+550+669+2014+1+1+1+2+1+1+2+2+1+2002" office:value-type="float" office:value="783078" calcext:value-type="float">
            <text:p>783,07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69+550+515+721+449+658+646+475+585+447+2002+1+2+2+1+1+2+1+1+1" office:value-type="float" office:value="7729" calcext:value-type="float">
            <text:p>7,729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2</text:p>
          </table:table-cell>
          <table:table-cell office:value-type="float" office:value="2097.8" calcext:value-type="float">
            <text:p>2,098</text:p>
          </table:table-cell>
          <table:table-cell office:value-type="float" office:value="382.9" calcext:value-type="float">
            <text:p>383</text:p>
          </table:table-cell>
          <table:table-cell office:value-type="float" office:value="9.2" calcext:value-type="float">
            <text:p>9</text:p>
          </table:table-cell>
          <table:table-cell office:value-type="float" office:value="1705.7" calcext:value-type="float">
            <text:p>1,706</text:p>
          </table:table-cell>
          <table:table-cell table:style-name="ce5"/>
          <table:table-cell/>
          <table:table-cell table:style-name="ce5" table:formula="of:=383751+385770+5715+447+585+475+646+658+449+721+515+550+669+447+585+475+646+658+449+721+515+550+669+2019+1+1+1+2+1+1+2+2+1+2007+1+1+1+2+1+1+2+2+1+2007" office:value-type="float" office:value="792723" calcext:value-type="float">
            <text:p>792,723</text:p>
          </table:table-cell>
          <table:table-cell table:style-name="ce5" table:formula="of:=669+550+515+721+449+658+646+475+585+447+2007+1+2+2+1+1+2+1+1+1" office:value-type="float" office:value="7734" calcext:value-type="float">
            <text:p>7,734</text:p>
          </table:table-cell>
          <table:table-cell table:style-name="ce5" table:formula="of:=669+550+515+721+449+658+646+475+585+447+2007+1+2+2+1+1+2+1+1+1" office:value-type="float" office:value="7734" calcext:value-type="float">
            <text:p>7,73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3</text:p>
          </table:table-cell>
          <table:table-cell office:value-type="float" office:value="2100.3" calcext:value-type="float">
            <text:p>2,100</text:p>
          </table:table-cell>
          <table:table-cell office:value-type="float" office:value="371.8" calcext:value-type="float">
            <text:p>372</text:p>
          </table:table-cell>
          <table:table-cell office:value-type="float" office:value="9.6" calcext:value-type="float">
            <text:p>10</text:p>
          </table:table-cell>
          <table:table-cell office:value-type="float" office:value="1718.9" calcext:value-type="float">
            <text:p>1,719</text:p>
          </table:table-cell>
          <table:table-cell table:style-name="ce5"/>
          <table:table-cell/>
          <table:table-cell table:style-name="ce5" table:formula="of:=383751+385770+5715+447+585+475+646+658+449+721+515+550+669+447+585+475+646+658+449+721+515+550+669+2019+1+1+1+2+1+1+2+2+1+2007+1+1+1+2+1+1+2+2+1+2007" office:value-type="float" office:value="792723" calcext:value-type="float">
            <text:p>792,723</text:p>
          </table:table-cell>
          <table:table-cell table:style-name="ce5" table:formula="of:=669+550+515+721+449+658+646+475+585+447+2007+1+2+2+1+1+2+1+1+1" office:value-type="float" office:value="7734" calcext:value-type="float">
            <text:p>7,734</text:p>
          </table:table-cell>
          <table:table-cell table:style-name="ce5" table:formula="of:=669+550+515+721+449+658+646+475+585+447+2007+1+2+2+1+1+2+1+1+1" office:value-type="float" office:value="7734" calcext:value-type="float">
            <text:p>7,734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1</text:p>
          </table:table-cell>
          <table:table-cell office:value-type="float" office:value="429.2" calcext:value-type="float">
            <text:p>429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58.2" calcext:value-type="float">
            <text:p>58</text:p>
          </table:table-cell>
          <table:table-cell table:number-columns-repeated="2"/>
          <table:table-cell table:style-name="ce5" table:formula="of:=158+173+15+1+1+2+2+1+1+2+2+1+2+15+1+1+2+2+1+1+2+2+1+2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style-name="ce5" table:formula="of:=2+1+2+2+1+1+2+2+1+1+2+1+2+2+1+1+2+2+1+1" office:value-type="float" office:value="30" calcext:value-type="float">
            <text:p>30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2</text:p>
          </table:table-cell>
          <table:table-cell office:value-type="float" office:value="496.7" calcext:value-type="float">
            <text:p>497</text:p>
          </table:table-cell>
          <table:table-cell office:value-type="float" office:value="417.4" calcext:value-type="float">
            <text:p>417</text:p>
          </table:table-cell>
          <table:table-cell office:value-type="float" office:value="13.1" calcext:value-type="float">
            <text:p>13</text:p>
          </table:table-cell>
          <table:table-cell office:value-type="float" office:value="66.2" calcext:value-type="float">
            <text:p>66</text:p>
          </table:table-cell>
          <table:table-cell table:style-name="ce5"/>
          <table:table-cell/>
          <table:table-cell table:style-name="ce5" table:formula="of:=160+178+16+1+1+3+2+1+1+2+2+1+2+1+1+3+2+1+1+2+2+1+2+16+1+1+3+2+1+1+2+2+1+2+1+1+3+2+1+1+2+2+1+2" office:value-type="float" office:value="434" calcext:value-type="float">
            <text:p>434</text:p>
          </table:table-cell>
          <table:table-cell table:style-name="ce5" table:formula="of:=2+1+2+2+1+1+2+3+1+1+2+1+2+2+1+1+2+3+1+1" office:value-type="float" office:value="32" calcext:value-type="float">
            <text:p>32</text:p>
          </table:table-cell>
          <table:table-cell table:style-name="ce5" table:formula="of:=2+1+2+2+1+1+2+3+1+1+2+1+2+2+1+1+2+3+1+1" office:value-type="float" office:value="32" calcext:value-type="float">
            <text:p>32</text:p>
          </table:table-cell>
          <table:table-cell table:formula="of:=(2-2)+(1-1)+(2-2)+(2-2)+(1-1)+(1-1)+(2-2)+(3-3)+(1-1)+(1-1)+(2-2)+(1-1)+(2-2)+(2-2)+(1-1)+(1-1)+(2-2)+(3-3)+(1-1)+(1-1)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3</text:p>
          </table:table-cell>
          <table:table-cell office:value-type="float" office:value="472.4" calcext:value-type="float">
            <text:p>472</text:p>
          </table:table-cell>
          <table:table-cell office:value-type="float" office:value="396" calcext:value-type="float">
            <text:p>396</text:p>
          </table:table-cell>
          <table:table-cell office:value-type="float" office:value="12.4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style-name="ce5"/>
          <table:table-cell/>
          <table:table-cell table:style-name="ce5" table:formula="of:=160+178+16+1+1+3+2+1+1+2+2+1+2+1+1+3+2+1+1+2+2+1+2+16+1+1+3+2+1+1+2+2+1+2+1+1+3+2+1+1+2+2+1+2" office:value-type="float" office:value="434" calcext:value-type="float">
            <text:p>434</text:p>
          </table:table-cell>
          <table:table-cell table:style-name="ce5" table:formula="of:=2+1+2+2+1+1+2+3+1+1+2+1+2+2+1+1+2+3+1+1" office:value-type="float" office:value="32" calcext:value-type="float">
            <text:p>32</text:p>
          </table:table-cell>
          <table:table-cell table:style-name="ce5" table:formula="of:=2+1+2+2+1+1+2+3+1+1+2+1+2+2+1+1+2+3+1+1" office:value-type="float" office:value="32" calcext:value-type="float">
            <text:p>32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1</text:p>
          </table:table-cell>
          <table:table-cell office:value-type="float" office:value="956.7" calcext:value-type="float">
            <text:p>957</text:p>
          </table:table-cell>
          <table:table-cell office:value-type="float" office:value="351.1" calcext:value-type="float">
            <text:p>351</text:p>
          </table:table-cell>
          <table:table-cell office:value-type="float" office:value="8.8" calcext:value-type="float">
            <text:p>9</text:p>
          </table:table-cell>
          <table:table-cell office:value-type="float" office:value="596.8" calcext:value-type="float">
            <text:p>597</text:p>
          </table:table-cell>
          <table:table-cell table:number-columns-repeated="2"/>
          <table:table-cell table:style-name="ce5" table:formula="of:=270+68490+5370+7013+5716+7739+7868+5384+8630+6185+6575+8010+18+3016+239+313+264+315+333+233+395+290+290+344+18+0+2+2+6+4+1+0+0+0+3" office:value-type="float" office:value="143336" calcext:value-type="float">
            <text:p>143,336</text:p>
          </table:table-cell>
          <table:table-cell office:value-type="float" office:value="0" calcext:value-type="float">
            <text:p>0</text:p>
          </table:table-cell>
          <table:table-cell table:style-name="ce5" table:formula="of:=8010+6575+6185+8630+5384+7868+7739+5716+7013+5370+344+290+290+395+233+333+315+264+313+239+3+1+4+6+2+2" office:value-type="float" office:value="71524" calcext:value-type="float">
            <text:p>71,524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2</text:p>
          </table:table-cell>
          <table:table-cell office:value-type="float" office:value="1143.1" calcext:value-type="float">
            <text:p>1,143</text:p>
          </table:table-cell>
          <table:table-cell office:value-type="float" office:value="370.8" calcext:value-type="float">
            <text:p>371</text:p>
          </table:table-cell>
          <table:table-cell office:value-type="float" office:value="9.6" calcext:value-type="float">
            <text:p>10</text:p>
          </table:table-cell>
          <table:table-cell office:value-type="float" office:value="762.7" calcext:value-type="float">
            <text:p>763</text:p>
          </table:table-cell>
          <table:table-cell table:style-name="ce5"/>
          <table:table-cell/>
          <table:table-cell table:style-name="ce5" table:formula="of:=270+68701+5385+7035+5733+7763+7890+5402+8657+6204+6595+8037+5385+7035+5733+7763+7890+5402+8657+6204+6595+8037+18+3016+239+313+264+315+333+233+395+290+290+344+239+313+264+315+333+233+395+290+290+344+18+0+2+2+6+4+1+0+0+0+3+0+2+2+6+4+1+0+0+0+3" office:value-type="float" office:value="215493" calcext:value-type="float">
            <text:p>215,493</text:p>
          </table:table-cell>
          <table:table-cell table:style-name="ce5" table:formula="of:=8037+6595+6204+8657+5402+7890+7763+5733+7035+5385+344+290+290+395+233+333+315+264+313+239+3+1+4+6+2+2" office:value-type="float" office:value="71735" calcext:value-type="float">
            <text:p>71,735</text:p>
          </table:table-cell>
          <table:table-cell table:style-name="ce5" table:formula="of:=8037+6595+6204+8657+5402+7890+7763+5733+7035+5385+344+290+290+395+233+333+315+264+313+239+3+1+4+6+2+2" office:value-type="float" office:value="71735" calcext:value-type="float">
            <text:p>71,735</text:p>
          </table:table-cell>
          <table:table-cell table:formula="of:=(8037-8037)+(6595-6595)+(6204-6204)+(8657-8657)+(8037-8037)+(6595-6595)+(6204-6204)+(8657-8657)+(5402-5402)+(7890-7890)+(7763-7763)+(5733-5733)+(7035-7035)+(5385-5385)+(344-344)+(290-290)+(290-290)+(395-395)+(233-233)+(333-333)+(315-315)+(264-264)+(313-313)+(239-239)+(3-3)+(1-1)+(4-4)+(6-6)+(2-2)+(2-2)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3</text:p>
          </table:table-cell>
          <table:table-cell office:value-type="float" office:value="1125.7" calcext:value-type="float">
            <text:p>1,126</text:p>
          </table:table-cell>
          <table:table-cell office:value-type="float" office:value="335.2" calcext:value-type="float">
            <text:p>335</text:p>
          </table:table-cell>
          <table:table-cell office:value-type="float" office:value="9.1" calcext:value-type="float">
            <text:p>9</text:p>
          </table:table-cell>
          <table:table-cell office:value-type="float" office:value="781.4" calcext:value-type="float">
            <text:p>781</text:p>
          </table:table-cell>
          <table:table-cell table:style-name="ce5"/>
          <table:table-cell/>
          <table:table-cell table:style-name="ce5" table:formula="of:=270+68701+5385+7035+5733+7763+7890+5402+8657+6204+6595+8037+5385+7035+5733+7763+7890+5402+8657+6204+6595+8037+18+3016+239+313+264+315+333+233+395+290+290+344+239+313+264+315+333+233+395+290+290+344+18+0+2+2+6+4+1+0+0+0+3+0+2+2+6+4+1+0+0+0+3" office:value-type="float" office:value="215493" calcext:value-type="float">
            <text:p>215,493</text:p>
          </table:table-cell>
          <table:table-cell table:style-name="ce5" table:formula="of:=8037+6595+6204+8657+5402+7890+7763+5733+7035+5385+344+290+290+395+233+333+315+264+313+239+3+1+4+6+2+2" office:value-type="float" office:value="71735" calcext:value-type="float">
            <text:p>71,735</text:p>
          </table:table-cell>
          <table:table-cell table:style-name="ce5" table:formula="of:=8037+6595+6204+8657+5402+7890+7763+5733+7035+5385+344+290+290+395+233+333+315+264+313+239+3+1+4+6+2+2" office:value-type="float" office:value="71735" calcext:value-type="float">
            <text:p>71,735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1</text:p>
          </table:table-cell>
          <table:table-cell office:value-type="float" office:value="2175.3" calcext:value-type="float">
            <text:p>2,175</text:p>
          </table:table-cell>
          <table:table-cell office:value-type="float" office:value="350.4" calcext:value-type="float">
            <text:p>350</text:p>
          </table:table-cell>
          <table:table-cell office:value-type="float" office:value="7.6" calcext:value-type="float">
            <text:p>8</text:p>
          </table:table-cell>
          <table:table-cell office:value-type="float" office:value="1817.3" calcext:value-type="float">
            <text:p>1,817</text:p>
          </table:table-cell>
          <table:table-cell table:number-columns-repeated="2"/>
          <table:table-cell table:style-name="ce5" table:formula="of:=229170+274699+21489+27816+23133+29930+31683+21137+35244+25595+26538+32134+17077+20472+1627+2101+1720+2299+2348+1602+2555+1882+1961+2377+17077+1347+1751+1442+1928+1946+1346+2144+1552+1627+1994" office:value-type="float" office:value="870743" calcext:value-type="float">
            <text:p>870,743</text:p>
          </table:table-cell>
          <table:table-cell office:value-type="float" office:value="0" calcext:value-type="float">
            <text:p>0</text:p>
          </table:table-cell>
          <table:table-cell table:style-name="ce5" table:formula="of:=32134+26538+25595+35244+21137+31683+29930+23133+27816+21489+2377+1961+1882+2555+1602+2348+2299+1720+2101+1627+1994+1627+1552+2144+1346+1946+1928+1442+1751+1347" office:value-type="float" office:value="312248" calcext:value-type="float">
            <text:p>312,248</text:p>
          </table:table-cell>
          <table:table-cell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2</text:p>
          </table:table-cell>
          <table:table-cell office:value-type="float" office:value="2364.2" calcext:value-type="float">
            <text:p>2,364</text:p>
          </table:table-cell>
          <table:table-cell office:value-type="float" office:value="366.3" calcext:value-type="float">
            <text:p>366</text:p>
          </table:table-cell>
          <table:table-cell office:value-type="float" office:value="8.2" calcext:value-type="float">
            <text:p>8</text:p>
          </table:table-cell>
          <table:table-cell office:value-type="float" office:value="1989.7" calcext:value-type="float">
            <text:p>1,990</text:p>
          </table:table-cell>
          <table:table-cell table:style-name="ce5"/>
          <table:table-cell/>
          <table:table-cell table:style-name="ce5" table:formula="of:=229170+274699+21489+27816+23133+29930+31683+21137+35244+25595+26538+32134+21489+27816+23133+29930+31683+21137+35244+25595+26538+32134+17077+20472+1627+2101+1720+2299+2348+1602+2555+1882+1961+2377+1627+2101+1720+2299+2348+1602+2555+1882+1961+2377+17077+1347+1751+1442+1928+1946+1346+2144+1552+1627+1994+1347+1751+1442+1928+1946+1346+2144+1552+1627+1994" office:value-type="float" office:value="1182991" calcext:value-type="float">
            <text:p>1,182,991</text:p>
          </table:table-cell>
          <table:table-cell table:style-name="ce5" table:formula="of:=32134+26538+25595+35244+21137+31683+29930+23133+27816+21489+2377+1961+1882+2555+1602+2348+2299+1720+2101+1627+1994+1627+1552+2144+1346+1946+1928+1442+1751+1347" office:value-type="float" office:value="312248" calcext:value-type="float">
            <text:p>312,248</text:p>
          </table:table-cell>
          <table:table-cell table:style-name="ce5" table:formula="of:=32134+26538+25595+35244+21137+31683+29930+23133+27816+21489+2377+1961+1882+2555+1602+2348+2299+1720+2101+1627+1994+1627+1552+2144+1346+1946+1928+1442+1751+1347" office:value-type="float" office:value="312248" calcext:value-type="float">
            <text:p>312,248</text:p>
          </table:table-cell>
          <table:table-cell table:formula="of:=(32134-32134)+(26538-26538)+(25595-25595)+(35244-35244)+(21137-21137)+(31683-31683)+(29930-29930)+(23133-23133)+(27816-27816)+(21489-21489)+(2377-2377)+(1961-1961)+(1882-1882)+(2555-2555)+(1602-1602)+(2348-2348)+(2299-2299)+(1720-1720)+(2101-2101)+(1627-1627)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3</text:p>
          </table:table-cell>
          <table:table-cell office:value-type="float" office:value="2354.2" calcext:value-type="float">
            <text:p>2,354</text:p>
          </table:table-cell>
          <table:table-cell office:value-type="float" office:value="347.9" calcext:value-type="float">
            <text:p>348</text:p>
          </table:table-cell>
          <table:table-cell office:value-type="float" office:value="7.9" calcext:value-type="float">
            <text:p>8</text:p>
          </table:table-cell>
          <table:table-cell office:value-type="float" office:value="1998.4" calcext:value-type="float">
            <text:p>1,998</text:p>
          </table:table-cell>
          <table:table-cell table:style-name="ce5"/>
          <table:table-cell/>
          <table:table-cell table:style-name="ce5" table:formula="of:=229170+274699+21489+27816+23133+29930+31683+21137+35244+25595+26538+32134+21489+27816+23133+29930+31683+21137+35244+25595+26538+32134+17077+20472+1627+2101+1720+2299+2348+1602+2555+1882+1961+2377+1627+2101+1720+2299+2348+1602+2555+1882+1961+2377+17077+1347+1751+1442+1928+1946+1346+2144+1552+1627+1994+1347+1751+1442+1928+1946+1346+2144+1552+1627+1994" office:value-type="float" office:value="1182991" calcext:value-type="float">
            <text:p>1,182,991</text:p>
          </table:table-cell>
          <table:table-cell table:style-name="ce5" table:formula="of:=32134+26538+25595+35244+21137+31683+29930+23133+27816+21489+2377+1961+1882+2555+1602+2348+2299+1720+2101+1627+1994+1627+1552+2144+1346+1946+1928+1442+1751+1347" office:value-type="float" office:value="312248" calcext:value-type="float">
            <text:p>312,248</text:p>
          </table:table-cell>
          <table:table-cell table:style-name="ce5" table:formula="of:=32134+26538+25595+35244+21137+31683+29930+23133+27816+21489+2377+1961+1882+2555+1602+2348+2299+1720+2101+1627+1994+1627+1552+2144+1346+1946+1928+1442+1751+1347" office:value-type="float" office:value="312248" calcext:value-type="float">
            <text:p>312,248</text:p>
          </table:table-cell>
          <table:table-cell table:style-name="ce5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1</text:p>
          </table:table-cell>
          <table:table-cell office:value-type="float" office:value="3173" calcext:value-type="float">
            <text:p>3,173</text:p>
          </table:table-cell>
          <table:table-cell office:value-type="float" office:value="358.1" calcext:value-type="float">
            <text:p>358</text:p>
          </table:table-cell>
          <table:table-cell office:value-type="float" office:value="8.8" calcext:value-type="float">
            <text:p>9</text:p>
          </table:table-cell>
          <table:table-cell office:value-type="float" office:value="2806.1" calcext:value-type="float">
            <text:p>2,806</text:p>
          </table:table-cell>
          <table:table-cell table:number-columns-repeated="2"/>
          <table:table-cell table:style-name="ce5" table:formula="of:=274699+274699+21489+27816+23133+29930+31683+21137+35244+25595+26538+32134+20472+255794+20325+26113+21758+28322+29343+20158+31917+23557+24815+29486+20472+1627+2101+1720+2299+2348+1602+2555+1882+1961+2377" office:value-type="float" office:value="1397101" calcext:value-type="float">
            <text:p>1,397,101</text:p>
          </table:table-cell>
          <table:table-cell office:value-type="float" office:value="0" calcext:value-type="float">
            <text:p>0</text:p>
          </table:table-cell>
          <table:table-cell table:style-name="ce5" table:formula="of:=32134+26538+25595+35244+21137+31683+29930+23133+27816+21489+29486+24815+23557+31917+20158+29343+28322+21758+26113+20325+2377+1961+1882+2555+1602+2348+2299+1720+2101+1627" office:value-type="float" office:value="550965" calcext:value-type="float">
            <text:p>550,965</text:p>
          </table:table-cell>
          <table:table-cell table:style-name="ce5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2</text:p>
          </table:table-cell>
          <table:table-cell office:value-type="float" office:value="3419.2" calcext:value-type="float">
            <text:p>3,419</text:p>
          </table:table-cell>
          <table:table-cell office:value-type="float" office:value="360.9" calcext:value-type="float">
            <text:p>361</text:p>
          </table:table-cell>
          <table:table-cell office:value-type="float" office:value="8.9" calcext:value-type="float">
            <text:p>9</text:p>
          </table:table-cell>
          <table:table-cell office:value-type="float" office:value="3049.4" calcext:value-type="float">
            <text:p>3,049</text:p>
          </table:table-cell>
          <table:table-cell table:style-name="ce5"/>
          <table:table-cell/>
          <table:table-cell table:style-name="ce5" table:formula="of:=274699+274699+21489+27816+23133+29930+31683+21137+35244+25595+26538+32134+21489+27816+23133+29930+31683+21137+35244+25595+26538+32134+20472+255794+20325+26113+21758+28322+29343+20158+31917+23557+24815+29486+18451+23668+19687+25618+26537+18349+28948+21366+22421+26730+20472+1627+2101+1720+2299+2348+1602+2555+1882+1961+2377+1627+2101+1720+2299+2348+1602+2555+1882+1961+2377" office:value-type="float" office:value="1924047" calcext:value-type="float">
            <text:p>1,924,047</text:p>
          </table:table-cell>
          <table:table-cell table:style-name="ce5" table:formula="of:=32134+26538+25595+35244+21137+31683+29930+23133+27816+21489+26730+22421+21366+28948+18349+26537+25618+19687+23668+18451+2377+1961+1882+2555+1602+2348+2299+1720+2101+1627" office:value-type="float" office:value="526946" calcext:value-type="float">
            <text:p>526,946</text:p>
          </table:table-cell>
          <table:table-cell table:style-name="ce5" table:formula="of:=32134+26538+25595+35244+21137+31683+29930+23133+27816+21489+26730+22421+21366+28948+18349+26537+25618+19687+23668+18451+2377+1961+1882+2555+1602+2348+2299+1720+2101+1627" office:value-type="float" office:value="526946" calcext:value-type="float">
            <text:p>526,946</text:p>
          </table:table-cell>
          <table:table-cell table:style-name="ce5" table:formula="of:=(29486-26730)+(24815-22421)+(23557-21366)+(31917-28948)+(20158-18349)+(29343-26537)+(28322-25618)+(21758-19687)+(26113-23668)+(20325-18451)" office:value-type="float" office:value="24019" calcext:value-type="float">
            <text:p>24,019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3</text:p>
          </table:table-cell>
          <table:table-cell office:value-type="float" office:value="3360.2" calcext:value-type="float">
            <text:p>3,360</text:p>
          </table:table-cell>
          <table:table-cell office:value-type="float" office:value="329.5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3021.7" calcext:value-type="float">
            <text:p>3,022</text:p>
          </table:table-cell>
          <table:table-cell table:style-name="ce5"/>
          <table:table-cell/>
          <table:table-cell table:style-name="ce5" table:formula="of:=274699+274699+21489+27816+23133+29930+31683+21137+35244+25595+26538+32134+21489+27816+23133+29930+31683+21137+35244+25595+26538+32134+20472+255794+20325+26113+21758+28322+29343+20158+31917+23557+24815+29486+18451+23668+19687+25618+26537+18349+28948+21366+22421+26730+20472+1627+2101+1720+2299+2348+1602+2555+1882+1961+2377+1627+2101+1720+2299+2348+1602+2555+1882+1961+2377" office:value-type="float" office:value="1924047" calcext:value-type="float">
            <text:p>1,924,047</text:p>
          </table:table-cell>
          <table:table-cell table:style-name="ce5" table:formula="of:=32134+26538+25595+35244+21137+31683+29930+23133+27816+21489+26730+22421+21366+28948+18349+26537+25618+19687+23668+18451+2377+1961+1882+2555+1602+2348+2299+1720+2101+1627" office:value-type="float" office:value="526946" calcext:value-type="float">
            <text:p>526,946</text:p>
          </table:table-cell>
          <table:table-cell table:style-name="ce5" table:formula="of:=32134+26538+25595+35244+21137+31683+29930+23133+27816+21489+26730+22421+21366+28948+18349+26537+25618+19687+23668+18451+2377+1961+1882+2555+1602+2348+2299+1720+2101+1627" office:value-type="float" office:value="526946" calcext:value-type="float">
            <text:p>526,946</text:p>
          </table:table-cell>
          <table:table-cell table:style-name="ce5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1</text:p>
          </table:table-cell>
          <table:table-cell office:value-type="float" office:value="9778" calcext:value-type="float">
            <text:p>9,778</text:p>
          </table:table-cell>
          <table:table-cell office:value-type="float" office:value="356.9" calcext:value-type="float">
            <text:p>357</text:p>
          </table:table-cell>
          <table:table-cell office:value-type="float" office:value="7.6" calcext:value-type="float">
            <text:p>8</text:p>
          </table:table-cell>
          <table:table-cell office:value-type="float" office:value="9413.5" calcext:value-type="float">
            <text:p>9,414</text:p>
          </table:table-cell>
          <table:table-cell table:number-columns-repeated="2"/>
          <table:table-cell table:style-name="ce5" table:formula="of:=233560+877370+68649+88849+74046+95989+101290+67464+111986+81648+85107+102342+17077+68490+5370+7013+5716+7739+7868+5384+8630+6185+6575+8010+20472+1627+2101+1720+2299+2348+1602+2555+1882+1961+2377" office:value-type="float" office:value="2183301" calcext:value-type="float">
            <text:p>2,183,301</text:p>
          </table:table-cell>
          <table:table-cell office:value-type="float" office:value="0" calcext:value-type="float">
            <text:p>0</text:p>
          </table:table-cell>
          <table:table-cell table:style-name="ce5" table:formula="of:=102342+85107+81648+111986+67464+101290+95989+74046+88849+68649+8010+6575+6185+8630+5384+7868+7739+5716+7013+5370+2377+1961+1882+2555+1602+2348+2299+1720+2101+1627" office:value-type="float" office:value="966332" calcext:value-type="float">
            <text:p>966,332</text:p>
          </table:table-cell>
          <table:table-cell table:style-name="ce5"/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2</text:p>
          </table:table-cell>
          <table:table-cell office:value-type="float" office:value="10545.9" calcext:value-type="float">
            <text:p>10,546</text:p>
          </table:table-cell>
          <table:table-cell office:value-type="float" office:value="379.6" calcext:value-type="float">
            <text:p>380</text:p>
          </table:table-cell>
          <table:table-cell office:value-type="float" office:value="9.2" calcext:value-type="float">
            <text:p>9</text:p>
          </table:table-cell>
          <table:table-cell office:value-type="float" office:value="10157.1" calcext:value-type="float">
            <text:p>10,157</text:p>
          </table:table-cell>
          <table:table-cell table:style-name="ce5"/>
          <table:table-cell/>
          <table:table-cell table:style-name="ce5" table:formula="of:=233560+877370+68649+88849+74046+95989+101290+67464+111986+81648+85107+102342+99586+82713+79457+109017+65655+98484+93285+71975+86404+66775+17077+68701+5385+7035+5733+7763+7890+5402+8657+6204+6595+8037+5385+7035+5733+7763+7890+5402+8657+6204+6595+8037+20472+1627+2101+1720+2299+2348+1602+2555+1882+1961+2377+1627+2101+1720+2299+2348+1602+2555+1882+1961+2377" office:value-type="float" office:value="3126247" calcext:value-type="float">
            <text:p>3,126,247</text:p>
          </table:table-cell>
          <table:table-cell table:style-name="ce5" table:formula="of:=99586+82713+79457+109017+65655+98484+93285+71975+86404+66775+8037+6595+6204+8657+5402+7890+7763+5733+7035+5385+2377+1961+1882+2555+1602+2348+2299+1720+2101+1627" office:value-type="float" office:value="942524" calcext:value-type="float">
            <text:p>942,524</text:p>
          </table:table-cell>
          <table:table-cell table:style-name="ce5" table:formula="of:=99586+82713+79457+109017+65655+98484+93285+71975+86404+66775+8037+6595+6204+8657+5402+7890+7763+5733+7035+5385+2377+1961+1882+2555+1602+2348+2299+1720+2101+1627" office:value-type="float" office:value="942524" calcext:value-type="float">
            <text:p>942,524</text:p>
          </table:table-cell>
          <table:table-cell table:style-name="ce5" table:formula="of:=(102342-99586)+(85107-82713)+(81648-79457)+(111986-109017)+(67464-65655)+(101290-98484)+(95989-93285)+(74046-71975)+(88849-86404)+(68649-66775)" office:value-type="float" office:value="24019" calcext:value-type="float">
            <text:p>24,019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3</text:p>
          </table:table-cell>
          <table:table-cell office:value-type="float" office:value="10512.8" calcext:value-type="float">
            <text:p>10,513</text:p>
          </table:table-cell>
          <table:table-cell office:value-type="float" office:value="356.8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10148" calcext:value-type="float">
            <text:p>10,148</text:p>
          </table:table-cell>
          <table:table-cell table:style-name="ce5"/>
          <table:table-cell table:style-name="ce4"/>
          <table:table-cell table:style-name="ce5" table:formula="of:=233560+877370+68649+88849+74046+95989+101290+67464+111986+81648+85107+102342+99586+82713+79457+109017+65655+98484+93285+71975+86404+66775+17077+68701+5385+7035+5733+7763+7890+5402+8657+6204+6595+8037+5385+7035+5733+7763+7890+5402+8657+6204+6595+8037+20472+1627+2101+1720+2299+2348+1602+2555+1882+1961+2377+1627+2101+1720+2299+2348+1602+2555+1882+1961+2377" office:value-type="float" office:value="3126247" calcext:value-type="float">
            <text:p>3,126,247</text:p>
          </table:table-cell>
          <table:table-cell table:style-name="ce5" table:formula="of:=99586+82713+79457+109017+65655+98484+93285+71975+86404+66775+8037+6595+6204+8657+5402+7890+7763+5733+7035+5385+2377+1961+1882+2555+1602+2348+2299+1720+2101+1627" office:value-type="float" office:value="942524" calcext:value-type="float">
            <text:p>942,524</text:p>
          </table:table-cell>
          <table:table-cell table:style-name="ce5" table:formula="of:=99586+82713+79457+109017+65655+98484+93285+71975+86404+66775+8037+6595+6204+8657+5402+7890+7763+5733+7035+5385+2377+1961+1882+2555+1602+2348+2299+1720+2101+1627" office:value-type="float" office:value="942524" calcext:value-type="float">
            <text:p>942,524</text:p>
          </table:table-cell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1:global</text:p>
          </table:table-cell>
          <table:table-cell office:value-type="float" office:value="22.2133593437223" calcext:value-type="float">
            <text:p>22</text:p>
          </table:table-cell>
          <table:table-cell office:value-type="float" office:value="20.8475951184357" calcext:value-type="float">
            <text:p>21</text:p>
          </table:table-cell>
          <table:table-cell office:value-type="float" office:value="2.91356978445495" calcext:value-type="float">
            <text:p>3</text:p>
          </table:table-cell>
          <table:table-cell office:value-type="float" office:value="6.66749994792318" calcext:value-type="float">
            <text:p>7</text:p>
          </table:table-cell>
          <table:table-cell table:number-columns-repeated="3"/>
          <table:table-cell table:style-name="ce5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2:samelocal</text:p>
          </table:table-cell>
          <table:table-cell office:value-type="float" office:value="36.7061908190491" calcext:value-type="float">
            <text:p>37</text:p>
          </table:table-cell>
          <table:table-cell office:value-type="float" office:value="35.1506282542242" calcext:value-type="float">
            <text:p>35</text:p>
          </table:table-cell>
          <table:table-cell office:value-type="float" office:value="2.33095116493961" calcext:value-type="float">
            <text:p>2</text:p>
          </table:table-cell>
          <table:table-cell office:value-type="float" office:value="8.95978670381041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3:difflocal</text:p>
          </table:table-cell>
          <table:table-cell office:value-type="float" office:value="23.4463927573803" calcext:value-type="float">
            <text:p>23</text:p>
          </table:table-cell>
          <table:table-cell office:value-type="float" office:value="20.7923597078884" calcext:value-type="float">
            <text:p>21</text:p>
          </table:table-cell>
          <table:table-cell office:value-type="float" office:value="2.61618891604648" calcext:value-type="float">
            <text:p>3</text:p>
          </table:table-cell>
          <table:table-cell office:value-type="float" office:value="7.29154761807579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1:global</text:p>
          </table:table-cell>
          <table:table-cell office:value-type="float" office:value="65.4896938456731" calcext:value-type="float">
            <text:p>65</text:p>
          </table:table-cell>
          <table:table-cell office:value-type="float" office:value="13.4614676432814" calcext:value-type="float">
            <text:p>13</text:p>
          </table:table-cell>
          <table:table-cell office:value-type="float" office:value="2.89827534923789" calcext:value-type="float">
            <text:p>3</text:p>
          </table:table-cell>
          <table:table-cell office:value-type="float" office:value="60.3603990856404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2:samelocal</text:p>
          </table:table-cell>
          <table:table-cell office:value-type="float" office:value="74.2410488431658" calcext:value-type="float">
            <text:p>74</text:p>
          </table:table-cell>
          <table:table-cell office:value-type="float" office:value="25.2738336361278" calcext:value-type="float">
            <text:p>25</text:p>
          </table:table-cell>
          <table:table-cell office:value-type="float" office:value="1.87379590967403" calcext:value-type="float">
            <text:p>2</text:p>
          </table:table-cell>
          <table:table-cell office:value-type="float" office:value="57.8907975799647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3:difflocal</text:p>
          </table:table-cell>
          <table:table-cell office:value-type="float" office:value="67.2822413419767" calcext:value-type="float">
            <text:p>67</text:p>
          </table:table-cell>
          <table:table-cell office:value-type="float" office:value="21.6322804058092" calcext:value-type="float">
            <text:p>22</text:p>
          </table:table-cell>
          <table:table-cell office:value-type="float" office:value="2.50333111406915" calcext:value-type="float">
            <text:p>3</text:p>
          </table:table-cell>
          <table:table-cell office:value-type="float" office:value="58.2016609155901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1:global</text:p>
          </table:table-cell>
          <table:table-cell office:value-type="float" office:value="28.607691273502" calcext:value-type="float">
            <text:p>29</text:p>
          </table:table-cell>
          <table:table-cell office:value-type="float" office:value="18.5951009079751" calcext:value-type="float">
            <text:p>19</text:p>
          </table:table-cell>
          <table:table-cell office:value-type="float" office:value="2.05480466765633" calcext:value-type="float">
            <text:p>2</text:p>
          </table:table-cell>
          <table:table-cell office:value-type="float" office:value="10.4753679330768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2:samelocal</text:p>
          </table:table-cell>
          <table:table-cell office:value-type="float" office:value="21.1084501246933" calcext:value-type="float">
            <text:p>21</text:p>
          </table:table-cell>
          <table:table-cell office:value-type="float" office:value="15.7070401766568" calcext:value-type="float">
            <text:p>16</text:p>
          </table:table-cell>
          <table:table-cell office:value-type="float" office:value="2.68535120814971" calcext:value-type="float">
            <text:p>3</text:p>
          </table:table-cell>
          <table:table-cell office:value-type="float" office:value="5.47316686713968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3:difflocal</text:p>
          </table:table-cell>
          <table:table-cell office:value-type="float" office:value="26.6508286300195" calcext:value-type="float">
            <text:p>27</text:p>
          </table:table-cell>
          <table:table-cell office:value-type="float" office:value="21.4890152817149" calcext:value-type="float">
            <text:p>21</text:p>
          </table:table-cell>
          <table:table-cell office:value-type="float" office:value="2.83627298482435" calcext:value-type="float">
            <text:p>3</text:p>
          </table:table-cell>
          <table:table-cell office:value-type="float" office:value="5.05525029603437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1:global</text:p>
          </table:table-cell>
          <table:table-cell office:value-type="float" office:value="37.318598282596" calcext:value-type="float">
            <text:p>37</text:p>
          </table:table-cell>
          <table:table-cell office:value-type="float" office:value="23.3402370739174" calcext:value-type="float">
            <text:p>23</text:p>
          </table:table-cell>
          <table:table-cell office:value-type="float" office:value="2.57336787541584" calcext:value-type="float">
            <text:p>3</text:p>
          </table:table-cell>
          <table:table-cell office:value-type="float" office:value="31.9749902267381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2:samelocal</text:p>
          </table:table-cell>
          <table:table-cell office:value-type="float" office:value="34.2424363100006" calcext:value-type="float">
            <text:p>34</text:p>
          </table:table-cell>
          <table:table-cell office:value-type="float" office:value="17.8997206682116" calcext:value-type="float">
            <text:p>18</text:p>
          </table:table-cell>
          <table:table-cell office:value-type="float" office:value="3.33999334663343" calcext:value-type="float">
            <text:p>3</text:p>
          </table:table-cell>
          <table:table-cell office:value-type="float" office:value="29.6312522703836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3:difflocal</text:p>
          </table:table-cell>
          <table:table-cell office:value-type="float" office:value="74.2354362821422" calcext:value-type="float">
            <text:p>74</text:p>
          </table:table-cell>
          <table:table-cell office:value-type="float" office:value="11.3998050665595" calcext:value-type="float">
            <text:p>11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70.4338933563475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1:global</text:p>
          </table:table-cell>
          <table:table-cell office:value-type="float" office:value="147.316024624313" calcext:value-type="float">
            <text:p>147</text:p>
          </table:table-cell>
          <table:table-cell office:value-type="float" office:value="13.688600285558" calcext:value-type="float">
            <text:p>14</text:p>
          </table:table-cell>
          <table:table-cell office:value-type="float" office:value="0.843274042711568" calcext:value-type="float">
            <text:p>1</text:p>
          </table:table-cell>
          <table:table-cell office:value-type="float" office:value="143.279873751418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2:samelocal</text:p>
          </table:table-cell>
          <table:table-cell office:value-type="float" office:value="127.216176469644" calcext:value-type="float">
            <text:p>127</text:p>
          </table:table-cell>
          <table:table-cell office:value-type="float" office:value="24.2947182188502" calcext:value-type="float">
            <text:p>24</text:p>
          </table:table-cell>
          <table:table-cell office:value-type="float" office:value="1.81352940116473" calcext:value-type="float">
            <text:p>2</text:p>
          </table:table-cell>
          <table:table-cell office:value-type="float" office:value="129.067639459144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3:difflocal</text:p>
          </table:table-cell>
          <table:table-cell office:value-type="float" office:value="180.469634257093" calcext:value-type="float">
            <text:p>180</text:p>
          </table:table-cell>
          <table:table-cell office:value-type="float" office:value="19.2553023000592" calcext:value-type="float">
            <text:p>19</text:p>
          </table:table-cell>
          <table:table-cell office:value-type="float" office:value="0.567646212197547" calcext:value-type="float">
            <text:p>1</text:p>
          </table:table-cell>
          <table:table-cell office:value-type="float" office:value="176.873589511455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1:global</text:p>
          </table:table-cell>
          <table:table-cell office:value-type="float" office:value="59.2339992459286" calcext:value-type="float">
            <text:p>59</text:p>
          </table:table-cell>
          <table:table-cell office:value-type="float" office:value="18.2905561545964" calcext:value-type="float">
            <text:p>18</text:p>
          </table:table-cell>
          <table:table-cell office:value-type="float" office:value="2.44040069569642" calcext:value-type="float">
            <text:p>2</text:p>
          </table:table-cell>
          <table:table-cell office:value-type="float" office:value="50.5095150551964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2:samelocal</text:p>
          </table:table-cell>
          <table:table-cell office:value-type="float" office:value="87.170076415145" calcext:value-type="float">
            <text:p>87</text:p>
          </table:table-cell>
          <table:table-cell office:value-type="float" office:value="15.8986372581636" calcext:value-type="float">
            <text:p>16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93.0617477210099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3:difflocal</text:p>
          </table:table-cell>
          <table:table-cell office:value-type="float" office:value="188.177693801482" calcext:value-type="float">
            <text:p>188</text:p>
          </table:table-cell>
          <table:table-cell office:value-type="float" office:value="13.2014308988752" calcext:value-type="float">
            <text:p>13</text:p>
          </table:table-cell>
          <table:table-cell office:value-type="float" office:value="2.49443825784929" calcext:value-type="float">
            <text:p>2</text:p>
          </table:table-cell>
          <table:table-cell office:value-type="float" office:value="186.928417671935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1:global</text:p>
          </table:table-cell>
          <table:table-cell office:value-type="float" office:value="125.828807865643" calcext:value-type="float">
            <text:p>126</text:p>
          </table:table-cell>
          <table:table-cell office:value-type="float" office:value="16.9996731994732" calcext:value-type="float">
            <text:p>17</text:p>
          </table:table-cell>
          <table:table-cell office:value-type="float" office:value="1.26491106406735" calcext:value-type="float">
            <text:p>1</text:p>
          </table:table-cell>
          <table:table-cell office:value-type="float" office:value="126.624773774066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2:samelocal</text:p>
          </table:table-cell>
          <table:table-cell office:value-type="float" office:value="144.188495457239" calcext:value-type="float">
            <text:p>144</text:p>
          </table:table-cell>
          <table:table-cell office:value-type="float" office:value="14.5617459270667" calcext:value-type="float">
            <text:p>15</text:p>
          </table:table-cell>
          <table:table-cell office:value-type="float" office:value="2.44040069569642" calcext:value-type="float">
            <text:p>2</text:p>
          </table:table-cell>
          <table:table-cell office:value-type="float" office:value="141.868052938089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3:difflocal</text:p>
          </table:table-cell>
          <table:table-cell office:value-type="float" office:value="131.361925821585" calcext:value-type="float">
            <text:p>131</text:p>
          </table:table-cell>
          <table:table-cell office:value-type="float" office:value="24.3347031577905" calcext:value-type="float">
            <text:p>24</text:p>
          </table:table-cell>
          <table:table-cell office:value-type="float" office:value="1.05409255338946" calcext:value-type="float">
            <text:p>1</text:p>
          </table:table-cell>
          <table:table-cell office:value-type="float" office:value="126.03262364254" calcext:value-type="float">
            <text:p>126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1:global</text:p>
          </table:table-cell>
          <table:table-cell office:value-type="float" office:value="500.9" calcext:value-type="float">
            <text:p>501</text:p>
          </table:table-cell>
          <table:table-cell office:value-type="float" office:value="376.8" calcext:value-type="float">
            <text:p>377</text:p>
          </table:table-cell>
          <table:table-cell office:value-type="float" office:value="12.4" calcext:value-type="float">
            <text:p>12</text:p>
          </table:table-cell>
          <table:table-cell office:value-type="float" office:value="111.7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2:samelocal</text:p>
          </table:table-cell>
          <table:table-cell office:value-type="float" office:value="564.7" calcext:value-type="float">
            <text:p>565</text:p>
          </table:table-cell>
          <table:table-cell office:value-type="float" office:value="427.3" calcext:value-type="float">
            <text:p>427</text:p>
          </table:table-cell>
          <table:table-cell office:value-type="float" office:value="9.9" calcext:value-type="float">
            <text:p>10</text:p>
          </table:table-cell>
          <table:table-cell office:value-type="float" office:value="127.5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3:difflocal</text:p>
          </table:table-cell>
          <table:table-cell office:value-type="float" office:value="538.5" calcext:value-type="float">
            <text:p>539</text:p>
          </table:table-cell>
          <table:table-cell office:value-type="float" office:value="399.6" calcext:value-type="float">
            <text:p>400</text:p>
          </table:table-cell>
          <table:table-cell office:value-type="float" office:value="10.6" calcext:value-type="float">
            <text:p>11</text:p>
          </table:table-cell>
          <table:table-cell office:value-type="float" office:value="128.3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4:sameForEqu</text:p>
          </table:table-cell>
          <table:table-cell office:value-type="float" office:value="498.6" calcext:value-type="float">
            <text:p>499</text:p>
          </table:table-cell>
          <table:table-cell office:value-type="float" office:value="366.1" calcext:value-type="float">
            <text:p>366</text:p>
          </table:table-cell>
          <table:table-cell office:value-type="float" office:value="10.9" calcext:value-type="float">
            <text:p>11</text:p>
          </table:table-cell>
          <table:table-cell office:value-type="float" office:value="121.6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1:global</text:p>
          </table:table-cell>
          <table:table-cell office:value-type="float" office:value="2064.3" calcext:value-type="float">
            <text:p>2,064</text:p>
          </table:table-cell>
          <table:table-cell office:value-type="float" office:value="365.1" calcext:value-type="float">
            <text:p>365</text:p>
          </table:table-cell>
          <table:table-cell office:value-type="float" office:value="11.8" calcext:value-type="float">
            <text:p>12</text:p>
          </table:table-cell>
          <table:table-cell office:value-type="float" office:value="1687.4" calcext:value-type="float">
            <text:p>1,6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2:samelocal</text:p>
          </table:table-cell>
          <table:table-cell office:value-type="float" office:value="2097.8" calcext:value-type="float">
            <text:p>2,098</text:p>
          </table:table-cell>
          <table:table-cell office:value-type="float" office:value="382.9" calcext:value-type="float">
            <text:p>383</text:p>
          </table:table-cell>
          <table:table-cell office:value-type="float" office:value="9.2" calcext:value-type="float">
            <text:p>9</text:p>
          </table:table-cell>
          <table:table-cell office:value-type="float" office:value="1705.7" calcext:value-type="float">
            <text:p>1,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3:difflocal</text:p>
          </table:table-cell>
          <table:table-cell office:value-type="float" office:value="2081.8" calcext:value-type="float">
            <text:p>2,082</text:p>
          </table:table-cell>
          <table:table-cell office:value-type="float" office:value="375.1" calcext:value-type="float">
            <text:p>375</text:p>
          </table:table-cell>
          <table:table-cell office:value-type="float" office:value="10.1" calcext:value-type="float">
            <text:p>10</text:p>
          </table:table-cell>
          <table:table-cell office:value-type="float" office:value="1696.6" calcext:value-type="float">
            <text:p>1,6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4:sameForEqu</text:p>
          </table:table-cell>
          <table:table-cell office:value-type="float" office:value="2065.3" calcext:value-type="float">
            <text:p>2,065</text:p>
          </table:table-cell>
          <table:table-cell office:value-type="float" office:value="350.5" calcext:value-type="float">
            <text:p>351</text:p>
          </table:table-cell>
          <table:table-cell office:value-type="float" office:value="9.3" calcext:value-type="float">
            <text:p>9</text:p>
          </table:table-cell>
          <table:table-cell office:value-type="float" office:value="1705.5" calcext:value-type="float">
            <text:p>1,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1:global</text:p>
          </table:table-cell>
          <table:table-cell office:value-type="float" office:value="429.2" calcext:value-type="float">
            <text:p>429</text:p>
          </table:table-cell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58.2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2:samelocal</text:p>
          </table:table-cell>
          <table:table-cell office:value-type="float" office:value="496.7" calcext:value-type="float">
            <text:p>497</text:p>
          </table:table-cell>
          <table:table-cell office:value-type="float" office:value="417.4" calcext:value-type="float">
            <text:p>417</text:p>
          </table:table-cell>
          <table:table-cell office:value-type="float" office:value="13.1" calcext:value-type="float">
            <text:p>13</text:p>
          </table:table-cell>
          <table:table-cell office:value-type="float" office:value="66.2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3:difflocal</text:p>
          </table:table-cell>
          <table:table-cell office:value-type="float" office:value="440.7" calcext:value-type="float">
            <text:p>441</text:p>
          </table:table-cell>
          <table:table-cell office:value-type="float" office:value="364.8" calcext:value-type="float">
            <text:p>365</text:p>
          </table:table-cell>
          <table:table-cell office:value-type="float" office:value="10.7" calcext:value-type="float">
            <text:p>11</text:p>
          </table:table-cell>
          <table:table-cell office:value-type="float" office:value="65.2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4:sameForEqu</text:p>
          </table:table-cell>
          <table:table-cell office:value-type="float" office:value="438.6" calcext:value-type="float">
            <text:p>439</text:p>
          </table:table-cell>
          <table:table-cell office:value-type="float" office:value="375.3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52.3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1:global</text:p>
          </table:table-cell>
          <table:table-cell office:value-type="float" office:value="956.7" calcext:value-type="float">
            <text:p>957</text:p>
          </table:table-cell>
          <table:table-cell office:value-type="float" office:value="351.1" calcext:value-type="float">
            <text:p>351</text:p>
          </table:table-cell>
          <table:table-cell office:value-type="float" office:value="8.8" calcext:value-type="float">
            <text:p>9</text:p>
          </table:table-cell>
          <table:table-cell office:value-type="float" office:value="596.8" calcext:value-type="float">
            <text:p>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2:samelocal</text:p>
          </table:table-cell>
          <table:table-cell office:value-type="float" office:value="1143.1" calcext:value-type="float">
            <text:p>1,143</text:p>
          </table:table-cell>
          <table:table-cell office:value-type="float" office:value="370.8" calcext:value-type="float">
            <text:p>371</text:p>
          </table:table-cell>
          <table:table-cell office:value-type="float" office:value="9.6" calcext:value-type="float">
            <text:p>10</text:p>
          </table:table-cell>
          <table:table-cell office:value-type="float" office:value="762.7" calcext:value-type="float">
            <text:p>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3:difflocal</text:p>
          </table:table-cell>
          <table:table-cell office:value-type="float" office:value="1160.6" calcext:value-type="float">
            <text:p>1,161</text:p>
          </table:table-cell>
          <table:table-cell office:value-type="float" office:value="354.2" calcext:value-type="float">
            <text:p>354</text:p>
          </table:table-cell>
          <table:table-cell office:value-type="float" office:value="8.3" calcext:value-type="float">
            <text:p>8</text:p>
          </table:table-cell>
          <table:table-cell office:value-type="float" office:value="798.1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4:sameForEqu</text:p>
          </table:table-cell>
          <table:table-cell office:value-type="float" office:value="1123" calcext:value-type="float">
            <text:p>1,123</text:p>
          </table:table-cell>
          <table:table-cell office:value-type="float" office:value="364.3" calcext:value-type="float">
            <text:p>364</text:p>
          </table:table-cell>
          <table:table-cell office:value-type="float" office:value="9.6" calcext:value-type="float">
            <text:p>10</text:p>
          </table:table-cell>
          <table:table-cell office:value-type="float" office:value="749.1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1:global</text:p>
          </table:table-cell>
          <table:table-cell office:value-type="float" office:value="2175.3" calcext:value-type="float">
            <text:p>2,175</text:p>
          </table:table-cell>
          <table:table-cell office:value-type="float" office:value="350.4" calcext:value-type="float">
            <text:p>350</text:p>
          </table:table-cell>
          <table:table-cell office:value-type="float" office:value="7.6" calcext:value-type="float">
            <text:p>8</text:p>
          </table:table-cell>
          <table:table-cell office:value-type="float" office:value="1817.3" calcext:value-type="float">
            <text:p>1,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2:samelocal</text:p>
          </table:table-cell>
          <table:table-cell office:value-type="float" office:value="2364.2" calcext:value-type="float">
            <text:p>2,364</text:p>
          </table:table-cell>
          <table:table-cell office:value-type="float" office:value="366.3" calcext:value-type="float">
            <text:p>366</text:p>
          </table:table-cell>
          <table:table-cell office:value-type="float" office:value="8.2" calcext:value-type="float">
            <text:p>8</text:p>
          </table:table-cell>
          <table:table-cell office:value-type="float" office:value="1989.7" calcext:value-type="float">
            <text:p>1,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3:difflocal</text:p>
          </table:table-cell>
          <table:table-cell office:value-type="float" office:value="2260.7" calcext:value-type="float">
            <text:p>2,261</text:p>
          </table:table-cell>
          <table:table-cell office:value-type="float" office:value="340.6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float" office:value="1912.1" calcext:value-type="float">
            <text:p>1,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4:sameForEqu</text:p>
          </table:table-cell>
          <table:table-cell office:value-type="float" office:value="2348.4" calcext:value-type="float">
            <text:p>2,348</text:p>
          </table:table-cell>
          <table:table-cell office:value-type="float" office:value="361.3" calcext:value-type="float">
            <text:p>361</text:p>
          </table:table-cell>
          <table:table-cell office:value-type="float" office:value="7.8" calcext:value-type="float">
            <text:p>8</text:p>
          </table:table-cell>
          <table:table-cell office:value-type="float" office:value="1979.3" calcext:value-type="float">
            <text:p>1,9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1:global</text:p>
          </table:table-cell>
          <table:table-cell office:value-type="float" office:value="3173" calcext:value-type="float">
            <text:p>3,173</text:p>
          </table:table-cell>
          <table:table-cell office:value-type="float" office:value="358.1" calcext:value-type="float">
            <text:p>358</text:p>
          </table:table-cell>
          <table:table-cell office:value-type="float" office:value="8.8" calcext:value-type="float">
            <text:p>9</text:p>
          </table:table-cell>
          <table:table-cell office:value-type="float" office:value="2806.1" calcext:value-type="float">
            <text:p>2,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2:samelocal</text:p>
          </table:table-cell>
          <table:table-cell office:value-type="float" office:value="3419.2" calcext:value-type="float">
            <text:p>3,419</text:p>
          </table:table-cell>
          <table:table-cell office:value-type="float" office:value="360.9" calcext:value-type="float">
            <text:p>361</text:p>
          </table:table-cell>
          <table:table-cell office:value-type="float" office:value="8.9" calcext:value-type="float">
            <text:p>9</text:p>
          </table:table-cell>
          <table:table-cell office:value-type="float" office:value="3049.4" calcext:value-type="float">
            <text:p>3,0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3:difflocal</text:p>
          </table:table-cell>
          <table:table-cell office:value-type="float" office:value="3267.6" calcext:value-type="float">
            <text:p>3,268</text:p>
          </table:table-cell>
          <table:table-cell office:value-type="float" office:value="335.1" calcext:value-type="float">
            <text:p>335</text:p>
          </table:table-cell>
          <table:table-cell office:value-type="float" office:value="7.6" calcext:value-type="float">
            <text:p>8</text:p>
          </table:table-cell>
          <table:table-cell office:value-type="float" office:value="2924.9" calcext:value-type="float">
            <text:p>2,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4:sameForEqu</text:p>
          </table:table-cell>
          <table:table-cell office:value-type="float" office:value="3317.2" calcext:value-type="float">
            <text:p>3,317</text:p>
          </table:table-cell>
          <table:table-cell office:value-type="float" office:value="354.5" calcext:value-type="float">
            <text:p>355</text:p>
          </table:table-cell>
          <table:table-cell office:value-type="float" office:value="8.9" calcext:value-type="float">
            <text:p>9</text:p>
          </table:table-cell>
          <table:table-cell office:value-type="float" office:value="2953.8" calcext:value-type="float">
            <text:p>2,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1:global</text:p>
          </table:table-cell>
          <table:table-cell office:value-type="float" office:value="9778" calcext:value-type="float">
            <text:p>9,778</text:p>
          </table:table-cell>
          <table:table-cell office:value-type="float" office:value="356.9" calcext:value-type="float">
            <text:p>357</text:p>
          </table:table-cell>
          <table:table-cell office:value-type="float" office:value="7.6" calcext:value-type="float">
            <text:p>8</text:p>
          </table:table-cell>
          <table:table-cell office:value-type="float" office:value="9413.5" calcext:value-type="float">
            <text:p>9,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2:samelocal</text:p>
          </table:table-cell>
          <table:table-cell office:value-type="float" office:value="10545.9" calcext:value-type="float">
            <text:p>10,546</text:p>
          </table:table-cell>
          <table:table-cell office:value-type="float" office:value="379.6" calcext:value-type="float">
            <text:p>380</text:p>
          </table:table-cell>
          <table:table-cell office:value-type="float" office:value="9.2" calcext:value-type="float">
            <text:p>9</text:p>
          </table:table-cell>
          <table:table-cell office:value-type="float" office:value="10157.1" calcext:value-type="float">
            <text:p>10,1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3:difflocal</text:p>
          </table:table-cell>
          <table:table-cell office:value-type="float" office:value="10179.5" calcext:value-type="float">
            <text:p>10,180</text:p>
          </table:table-cell>
          <table:table-cell office:value-type="float" office:value="355.4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float" office:value="9815.1" calcext:value-type="float">
            <text:p>9,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4:sameForEqu</text:p>
          </table:table-cell>
          <table:table-cell office:value-type="float" office:value="10084.4" calcext:value-type="float">
            <text:p>10,084</text:p>
          </table:table-cell>
          <table:table-cell office:value-type="float" office:value="359.6" calcext:value-type="float">
            <text:p>360</text:p>
          </table:table-cell>
          <table:table-cell office:value-type="float" office:value="7.8" calcext:value-type="float">
            <text:p>8</text:p>
          </table:table-cell>
          <table:table-cell office:value-type="float" office:value="9717" calcext:value-type="float">
            <text:p>9,717</text:p>
          </table:table-cell>
          <table:table-cell table:number-columns-repeated="10"/>
        </table:table-row>
      </table:table>
      <table:table table:name="greedy_global_SHJ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/>
          <table:table-cell office:value-type="string" calcext:value-type="string">
            <text:p>resultSize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AVERAGE([.C$3:.C$12])" office:value-type="float" office:value="500.9" calcext:value-type="float">
            <text:p>501</text:p>
          </table:table-cell>
          <table:table-cell table:style-name="ce10" table:formula="of:=AVERAGE([.D$3:.D$12])" office:value-type="float" office:value="376.8" calcext:value-type="float">
            <text:p>377</text:p>
          </table:table-cell>
          <table:table-cell table:style-name="ce10" table:formula="of:=AVERAGE([.E$3:.E$12])" office:value-type="float" office:value="12.4" calcext:value-type="float">
            <text:p>12</text:p>
          </table:table-cell>
          <table:table-cell table:style-name="ce10" table:formula="of:=AVERAGE([.F$3:.F$12])" office:value-type="float" office:value="111.7" calcext:value-type="float">
            <text:p>112</text:p>
          </table:table-cell>
          <table:table-cell/>
          <table:table-cell table:style-name="ce11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AVERAGE([.C$14:.C$23])" office:value-type="float" office:value="2064.3" calcext:value-type="float">
            <text:p>2,064</text:p>
          </table:table-cell>
          <table:table-cell table:style-name="ce10" table:formula="of:=AVERAGE([.D$14:.D$23])" office:value-type="float" office:value="365.1" calcext:value-type="float">
            <text:p>365</text:p>
          </table:table-cell>
          <table:table-cell table:style-name="ce10" table:formula="of:=AVERAGE([.E$14:.E$23])" office:value-type="float" office:value="11.8" calcext:value-type="float">
            <text:p>12</text:p>
          </table:table-cell>
          <table:table-cell table:style-name="ce10" table:formula="of:=AVERAGE([.F$14:.F$23])" office:value-type="float" office:value="1687.4" calcext:value-type="float">
            <text:p>1,687</text:p>
          </table:table-cell>
          <table:table-cell table:style-name="ce11"/>
          <table:table-cell office:value-type="float" office:value="382803" calcext:value-type="float">
            <text:p>38280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AVERAGE([.C$25:.C$34])" office:value-type="float" office:value="429.2" calcext:value-type="float">
            <text:p>429</text:p>
          </table:table-cell>
          <table:table-cell table:style-name="ce10" table:formula="of:=AVERAGE([.D$25:.D$34])" office:value-type="float" office:value="359" calcext:value-type="float">
            <text:p>359</text:p>
          </table:table-cell>
          <table:table-cell table:style-name="ce10" table:formula="of:=AVERAGE([.E$25:.E$34])" office:value-type="float" office:value="12" calcext:value-type="float">
            <text:p>12</text:p>
          </table:table-cell>
          <table:table-cell table:style-name="ce10" table:formula="of:=AVERAGE([.F$25:.F$34])" office:value-type="float" office:value="58.2" calcext:value-type="float">
            <text:p>58</text:p>
          </table:table-cell>
          <table:table-cell table:style-name="ce11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15" calcext:value-type="float">
            <text:p>51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AVERAGE([.C$36:.C$45])" office:value-type="float" office:value="956.7" calcext:value-type="float">
            <text:p>957</text:p>
          </table:table-cell>
          <table:table-cell table:style-name="ce10" table:formula="of:=AVERAGE([.D$36:.D$45])" office:value-type="float" office:value="351.1" calcext:value-type="float">
            <text:p>351</text:p>
          </table:table-cell>
          <table:table-cell table:style-name="ce10" table:formula="of:=AVERAGE([.E$36:.E$45])" office:value-type="float" office:value="8.8" calcext:value-type="float">
            <text:p>9</text:p>
          </table:table-cell>
          <table:table-cell table:style-name="ce10" table:formula="of:=AVERAGE([.F$36:.F$45])" office:value-type="float" office:value="596.8" calcext:value-type="float">
            <text:p>597</text:p>
          </table:table-cell>
          <table:table-cell table:style-name="ce11"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AVERAGE([.C$47:.C$56])" office:value-type="float" office:value="2175.3" calcext:value-type="float">
            <text:p>2,175</text:p>
          </table:table-cell>
          <table:table-cell table:style-name="ce10" table:formula="of:=AVERAGE([.D$47:.D$56])" office:value-type="float" office:value="350.4" calcext:value-type="float">
            <text:p>350</text:p>
          </table:table-cell>
          <table:table-cell table:style-name="ce10" table:formula="of:=AVERAGE([.E$47:.E$56])" office:value-type="float" office:value="7.6" calcext:value-type="float">
            <text:p>8</text:p>
          </table:table-cell>
          <table:table-cell table:style-name="ce10" table:formula="of:=AVERAGE([.F$47:.F$56])" office:value-type="float" office:value="1817.3" calcext:value-type="float">
            <text:p>1,817</text:p>
          </table:table-cell>
          <table:table-cell table:style-name="ce11"/>
          <table:table-cell office:value-type="float" office:value="229170" calcext:value-type="float">
            <text:p>2291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AVERAGE([.C$58:.C$67])" office:value-type="float" office:value="3173" calcext:value-type="float">
            <text:p>3,173</text:p>
          </table:table-cell>
          <table:table-cell table:style-name="ce10" table:formula="of:=AVERAGE([.D$58:.D$67])" office:value-type="float" office:value="358.1" calcext:value-type="float">
            <text:p>358</text:p>
          </table:table-cell>
          <table:table-cell table:style-name="ce10" table:formula="of:=AVERAGE([.E$58:.E$67])" office:value-type="float" office:value="8.8" calcext:value-type="float">
            <text:p>9</text:p>
          </table:table-cell>
          <table:table-cell table:style-name="ce10" table:formula="of:=AVERAGE([.F$58:.F$67])" office:value-type="float" office:value="2806.1" calcext:value-type="float">
            <text:p>2,806</text:p>
          </table:table-cell>
          <table:table-cell table:style-name="ce11"/>
          <table:table-cell office:value-type="float" office:value="274699" calcext:value-type="float">
            <text:p>274699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AVERAGE([.C$69:.C$78])" office:value-type="float" office:value="9778" calcext:value-type="float">
            <text:p>9,778</text:p>
          </table:table-cell>
          <table:table-cell table:style-name="ce10" table:formula="of:=AVERAGE([.D$69:.D$78])" office:value-type="float" office:value="356.9" calcext:value-type="float">
            <text:p>357</text:p>
          </table:table-cell>
          <table:table-cell table:style-name="ce10" table:formula="of:=AVERAGE([.E$69:.E$78])" office:value-type="float" office:value="7.6" calcext:value-type="float">
            <text:p>8</text:p>
          </table:table-cell>
          <table:table-cell table:style-name="ce10" table:formula="of:=AVERAGE([.F$69:.F$78])" office:value-type="float" office:value="9413.5" calcext:value-type="float">
            <text:p>9,414</text:p>
          </table:table-cell>
          <table:table-cell table:style-name="ce11"/>
          <table:table-cell office:value-type="float" office:value="233560" calcext:value-type="float">
            <text:p>23356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461" calcext:value-type="float">
            <text:p>461</text:p>
          </table:table-cell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507" calcext:value-type="float">
            <text:p>507</text:p>
          </table:table-cell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02" calcext:value-type="float">
            <text:p>502</text:p>
          </table:table-cell>
          <table:table-cell office:value-type="float" office:value="364" calcext:value-type="float">
            <text:p>364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515" calcext:value-type="float">
            <text:p>515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STDEV([.C$3:.C$12])" office:value-type="float" office:value="22.2133593437223" calcext:value-type="float">
            <text:p>22</text:p>
          </table:table-cell>
          <table:table-cell table:style-name="ce10" table:formula="of:=STDEV([.D$3:.D$12])" office:value-type="float" office:value="20.8475951184357" calcext:value-type="float">
            <text:p>21</text:p>
          </table:table-cell>
          <table:table-cell table:style-name="ce10" table:formula="of:=STDEV([.E$3:.E$12])" office:value-type="float" office:value="2.91356978445495" calcext:value-type="float">
            <text:p>3</text:p>
          </table:table-cell>
          <table:table-cell table:style-name="ce10" table:formula="of:=STDEV([.F$3:.F$12])" office:value-type="float" office:value="6.66749994792318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STDEV([.C$14:.C$23])" office:value-type="float" office:value="65.4896938456731" calcext:value-type="float">
            <text:p>65</text:p>
          </table:table-cell>
          <table:table-cell table:style-name="ce10" table:formula="of:=STDEV([.D$14:.D$23])" office:value-type="float" office:value="13.4614676432814" calcext:value-type="float">
            <text:p>13</text:p>
          </table:table-cell>
          <table:table-cell table:style-name="ce10" table:formula="of:=STDEV([.E$14:.E$23])" office:value-type="float" office:value="2.89827534923789" calcext:value-type="float">
            <text:p>3</text:p>
          </table:table-cell>
          <table:table-cell table:style-name="ce10" table:formula="of:=STDEV([.F$14:.F$23])" office:value-type="float" office:value="60.3603990856404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2113" calcext:value-type="float">
            <text:p>2113</text:p>
          </table:table-cell>
          <table:table-cell office:value-type="float" office:value="381" calcext:value-type="float">
            <text:p>381</text:p>
          </table:table-cell>
          <table:table-cell office:value-type="float" office:value="16" calcext:value-type="float">
            <text:p>16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STDEV([.C$25:.C$34])" office:value-type="float" office:value="28.607691273502" calcext:value-type="float">
            <text:p>29</text:p>
          </table:table-cell>
          <table:table-cell table:style-name="ce10" table:formula="of:=STDEV([.D$25:.D$34])" office:value-type="float" office:value="18.5951009079751" calcext:value-type="float">
            <text:p>19</text:p>
          </table:table-cell>
          <table:table-cell table:style-name="ce10" table:formula="of:=STDEV([.E$25:.E$34])" office:value-type="float" office:value="2.05480466765633" calcext:value-type="float">
            <text:p>2</text:p>
          </table:table-cell>
          <table:table-cell table:style-name="ce10" table:formula="of:=STDEV([.F$25:.F$34])" office:value-type="float" office:value="10.4753679330768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STDEV([.C$36:.C$45])" office:value-type="float" office:value="37.318598282596" calcext:value-type="float">
            <text:p>37</text:p>
          </table:table-cell>
          <table:table-cell table:style-name="ce10" table:formula="of:=STDEV([.D$36:.D$45])" office:value-type="float" office:value="23.3402370739174" calcext:value-type="float">
            <text:p>23</text:p>
          </table:table-cell>
          <table:table-cell table:style-name="ce10" table:formula="of:=STDEV([.E$36:.E$45])" office:value-type="float" office:value="2.57336787541584" calcext:value-type="float">
            <text:p>3</text:p>
          </table:table-cell>
          <table:table-cell table:style-name="ce10" table:formula="of:=STDEV([.F$36:.F$45])" office:value-type="float" office:value="31.9749902267381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1612" calcext:value-type="float">
            <text:p>1612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STDEV([.C$47:.C$56])" office:value-type="float" office:value="147.316024624313" calcext:value-type="float">
            <text:p>147</text:p>
          </table:table-cell>
          <table:table-cell table:style-name="ce10" table:formula="of:=STDEV([.D$47:.D$56])" office:value-type="float" office:value="13.688600285558" calcext:value-type="float">
            <text:p>14</text:p>
          </table:table-cell>
          <table:table-cell table:style-name="ce10" table:formula="of:=STDEV([.E$47:.E$56])" office:value-type="float" office:value="0.843274042711568" calcext:value-type="float">
            <text:p>1</text:p>
          </table:table-cell>
          <table:table-cell table:style-name="ce10" table:formula="of:=STDEV([.F$47:.F$56])" office:value-type="float" office:value="143.279873751418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2114" calcext:value-type="float">
            <text:p>2114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STDEV([.C$58:.C$67])" office:value-type="float" office:value="59.2339992459286" calcext:value-type="float">
            <text:p>59</text:p>
          </table:table-cell>
          <table:table-cell table:style-name="ce10" table:formula="of:=STDEV([.D$58:.D$67])" office:value-type="float" office:value="18.2905561545964" calcext:value-type="float">
            <text:p>18</text:p>
          </table:table-cell>
          <table:table-cell table:style-name="ce10" table:formula="of:=STDEV([.E$58:.E$67])" office:value-type="float" office:value="2.44040069569642" calcext:value-type="float">
            <text:p>2</text:p>
          </table:table-cell>
          <table:table-cell table:style-name="ce10" table:formula="of:=STDEV([.F$58:.F$67])" office:value-type="float" office:value="50.5095150551964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2045" calcext:value-type="float">
            <text:p>2045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STDEV([.C$69:.C$78])" office:value-type="float" office:value="125.828807865643" calcext:value-type="float">
            <text:p>126</text:p>
          </table:table-cell>
          <table:table-cell table:style-name="ce10" table:formula="of:=STDEV([.D$69:.D$78])" office:value-type="float" office:value="16.9996731994732" calcext:value-type="float">
            <text:p>17</text:p>
          </table:table-cell>
          <table:table-cell table:style-name="ce10" table:formula="of:=STDEV([.E$69:.E$78])" office:value-type="float" office:value="1.26491106406735" calcext:value-type="float">
            <text:p>1</text:p>
          </table:table-cell>
          <table:table-cell table:style-name="ce10" table:formula="of:=STDEV([.F$69:.F$78])" office:value-type="float" office:value="126.624773774066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2142" calcext:value-type="float">
            <text:p>2142</text:p>
          </table:table-cell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1755" calcext:value-type="float">
            <text:p>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062" calcext:value-type="float">
            <text:p>2062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1694" calcext:value-type="float">
            <text:p>1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112" calcext:value-type="float">
            <text:p>2112</text:p>
          </table:table-cell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1743" calcext:value-type="float">
            <text:p>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1925" calcext:value-type="float">
            <text:p>1925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568" calcext:value-type="float">
            <text:p>1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085" calcext:value-type="float">
            <text:p>2085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1683" calcext:value-type="float">
            <text:p>1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397" calcext:value-type="float">
            <text:p>39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382" calcext:value-type="float">
            <text:p>38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32" calcext:value-type="float">
            <text:p>432</text:p>
          </table:table-cell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398" calcext:value-type="float">
            <text:p>398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406" calcext:value-type="float">
            <text:p>406</text:p>
          </table:table-cell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956" calcext:value-type="float">
            <text:p>956</text:p>
          </table:table-cell>
          <table:table-cell office:value-type="float" office:value="326" calcext:value-type="float">
            <text:p>326</text:p>
          </table:table-cell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office:value-type="float" office:value="594" calcext:value-type="float">
            <text:p>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920" calcext:value-type="float">
            <text:p>920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889" calcext:value-type="float">
            <text:p>889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562" calcext:value-type="float">
            <text:p>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982" calcext:value-type="float">
            <text:p>982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639" calcext:value-type="float">
            <text:p>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929" calcext:value-type="float">
            <text:p>929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572" calcext:value-type="float">
            <text:p>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975" calcext:value-type="float">
            <text:p>9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65" calcext:value-type="float">
            <text:p>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939" calcext:value-type="float">
            <text:p>939</text:p>
          </table:table-cell>
          <table:table-cell office:value-type="float" office:value="353" calcext:value-type="float">
            <text:p>353</text:p>
          </table:table-cell>
          <table:table-cell office:value-type="float" office:value="11" calcext:value-type="float">
            <text:p>11</text:p>
          </table:table-cell>
          <table:table-cell office:value-type="float" office:value="575" calcext:value-type="float">
            <text:p>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1013" calcext:value-type="float">
            <text:p>1013</text:p>
          </table:table-cell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office:value-type="float" office:value="1742" calcext:value-type="float">
            <text:p>1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452" calcext:value-type="float">
            <text:p>2452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office:value-type="float" office:value="2073" calcext:value-type="float">
            <text:p>2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1959" calcext:value-type="float">
            <text:p>1959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1625" calcext:value-type="float">
            <text:p>1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2269" calcext:value-type="float">
            <text:p>2269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float" office:value="1924" calcext:value-type="float">
            <text:p>1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2106" calcext:value-type="float">
            <text:p>2106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1746" calcext:value-type="float">
            <text:p>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201" calcext:value-type="float">
            <text:p>2201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1851" calcext:value-type="float">
            <text:p>1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2153" calcext:value-type="float">
            <text:p>2153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1786" calcext:value-type="float">
            <text:p>1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1924" calcext:value-type="float">
            <text:p>1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float" office:value="1636" calcext:value-type="float">
            <text:p>1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2255" calcext:value-type="float">
            <text:p>2255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1902" calcext:value-type="float">
            <text:p>1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2063" calcext:value-type="float">
            <text:p>2063</text:p>
          </table:table-cell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office:value-type="float" office:value="1706" calcext:value-type="float">
            <text:p>1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3374" calcext:value-type="float">
            <text:p>3374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3017" calcext:value-type="float">
            <text:p>3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3235" calcext:value-type="float">
            <text:p>3235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2868" calcext:value-type="float">
            <text:p>2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3227" calcext:value-type="float">
            <text:p>3227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2858" calcext:value-type="float">
            <text:p>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3142" calcext:value-type="float">
            <text:p>3142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2776" calcext:value-type="float">
            <text:p>2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161" calcext:value-type="float">
            <text:p>3161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2827" calcext:value-type="float">
            <text:p>2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3130" calcext:value-type="float">
            <text:p>3130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2785" calcext:value-type="float">
            <text:p>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3068" calcext:value-type="float">
            <text:p>3068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2706" calcext:value-type="float">
            <text:p>2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3242" calcext:value-type="float">
            <text:p>3242</text:p>
          </table:table-cell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  <table:table-cell office:value-type="float" office:value="2843" calcext:value-type="float">
            <text:p>2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3238" calcext:value-type="float">
            <text:p>3238</text:p>
          </table:table-cell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float" office:value="2845" calcext:value-type="float">
            <text:p>2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3136" calcext:value-type="float">
            <text:p>3136</text:p>
          </table:table-cell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office:value-type="float" office:value="2777" calcext:value-type="float">
            <text:p>2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3151" calcext:value-type="float">
            <text:p>3151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2776" calcext:value-type="float">
            <text:p>2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0760" calcext:value-type="float">
            <text:p>10760</text:p>
          </table:table-cell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float" office:value="10406" calcext:value-type="float">
            <text:p>104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9947" calcext:value-type="float">
            <text:p>9947</text:p>
          </table:table-cell>
          <table:table-cell office:value-type="float" office:value="359" calcext:value-type="float">
            <text:p>359</text:p>
          </table:table-cell>
          <table:table-cell office:value-type="float" office:value="11" calcext:value-type="float">
            <text:p>11</text:p>
          </table:table-cell>
          <table:table-cell office:value-type="float" office:value="9577" calcext:value-type="float">
            <text:p>9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9507" calcext:value-type="float">
            <text:p>9507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9135" calcext:value-type="float">
            <text:p>9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9774" calcext:value-type="float">
            <text:p>9774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9431" calcext:value-type="float">
            <text:p>9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9787" calcext:value-type="float">
            <text:p>9787</text:p>
          </table:table-cell>
          <table:table-cell office:value-type="float" office:value="389" calcext:value-type="float">
            <text:p>389</text:p>
          </table:table-cell>
          <table:table-cell office:value-type="float" office:value="7" calcext:value-type="float">
            <text:p>7</text:p>
          </table:table-cell>
          <table:table-cell office:value-type="float" office:value="9391" calcext:value-type="float">
            <text:p>9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9646" calcext:value-type="float">
            <text:p>9646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9286" calcext:value-type="float">
            <text:p>9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9846" calcext:value-type="float">
            <text:p>9846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9478" calcext:value-type="float">
            <text:p>9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9894" calcext:value-type="float">
            <text:p>9894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office:value-type="float" office:value="9515" calcext:value-type="float">
            <text:p>9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9810" calcext:value-type="float">
            <text:p>9810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9449" calcext:value-type="float">
            <text:p>9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9741" calcext:value-type="float">
            <text:p>9741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9381" calcext:value-type="float">
            <text:p>9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9828" calcext:value-type="float">
            <text:p>9828</text:p>
          </table:table-cell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9492" calcext:value-type="float">
            <text:p>9492</text:p>
          </table:table-cell>
          <table:table-cell table:number-columns-repeated="8"/>
        </table:table-row>
      </table:table>
      <table:table table:name="greedy_sameLocal_SHJ" table:style-name="ta1">
        <table:table-column table:style-name="co1" table:number-columns-repeated="1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/>
          <table:table-cell office:value-type="string" calcext:value-type="string">
            <text:p>resultSize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468" calcext:value-type="float">
            <text:p>468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AVERAGE([.C$3:.C$12])" office:value-type="float" office:value="564.7" calcext:value-type="float">
            <text:p>565</text:p>
          </table:table-cell>
          <table:table-cell table:style-name="ce10" table:formula="of:=AVERAGE([.D$3:.D$12])" office:value-type="float" office:value="427.3" calcext:value-type="float">
            <text:p>427</text:p>
          </table:table-cell>
          <table:table-cell table:style-name="ce10" table:formula="of:=AVERAGE([.E$3:.E$12])" office:value-type="float" office:value="9.9" calcext:value-type="float">
            <text:p>10</text:p>
          </table:table-cell>
          <table:table-cell table:style-name="ce10" table:formula="of:=AVERAGE([.F$3:.F$12])" office:value-type="float" office:value="127.5" calcext:value-type="float">
            <text:p>128</text:p>
          </table:table-cell>
          <table:table-cell table:style-name="ce5"/>
          <table:table-cell table:number-columns-repeated="2" table:style-name="ce11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516" calcext:value-type="float">
            <text:p>516</text:p>
          </table:table-cell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AVERAGE([.C$14:.C$23])" office:value-type="float" office:value="2097.8" calcext:value-type="float">
            <text:p>2,098</text:p>
          </table:table-cell>
          <table:table-cell table:style-name="ce10" table:formula="of:=AVERAGE([.D$14:.D$23])" office:value-type="float" office:value="382.9" calcext:value-type="float">
            <text:p>383</text:p>
          </table:table-cell>
          <table:table-cell table:style-name="ce10" table:formula="of:=AVERAGE([.E$14:.E$23])" office:value-type="float" office:value="9.2" calcext:value-type="float">
            <text:p>9</text:p>
          </table:table-cell>
          <table:table-cell table:style-name="ce10" table:formula="of:=AVERAGE([.F$14:.F$23])" office:value-type="float" office:value="1705.7" calcext:value-type="float">
            <text:p>1,706</text:p>
          </table:table-cell>
          <table:table-cell table:style-name="ce5"/>
          <table:table-cell table:style-name="ce5" office:value-type="float" office:value="383751" calcext:value-type="float">
            <text:p>383,751</text:p>
          </table:table-cell>
          <table:table-cell office:value-type="float" office:value="382803" calcext:value-type="float">
            <text:p>38280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91" calcext:value-type="float">
            <text:p>591</text:p>
          </table:table-cell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AVERAGE([.C$25:.C$34])" office:value-type="float" office:value="496.7" calcext:value-type="float">
            <text:p>497</text:p>
          </table:table-cell>
          <table:table-cell table:style-name="ce10" table:formula="of:=AVERAGE([.D$25:.D$34])" office:value-type="float" office:value="417.4" calcext:value-type="float">
            <text:p>417</text:p>
          </table:table-cell>
          <table:table-cell table:style-name="ce10" table:formula="of:=AVERAGE([.E$25:.E$34])" office:value-type="float" office:value="13.1" calcext:value-type="float">
            <text:p>13</text:p>
          </table:table-cell>
          <table:table-cell table:style-name="ce10" table:formula="of:=AVERAGE([.F$25:.F$34])" office:value-type="float" office:value="66.2" calcext:value-type="float">
            <text:p>66</text:p>
          </table:table-cell>
          <table:table-cell table:style-name="ce5"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456" calcext:value-type="float">
            <text:p>456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AVERAGE([.C$36:.C$45])" office:value-type="float" office:value="1143.1" calcext:value-type="float">
            <text:p>1,143</text:p>
          </table:table-cell>
          <table:table-cell table:style-name="ce10" table:formula="of:=AVERAGE([.D$36:.D$45])" office:value-type="float" office:value="370.8" calcext:value-type="float">
            <text:p>371</text:p>
          </table:table-cell>
          <table:table-cell table:style-name="ce10" table:formula="of:=AVERAGE([.E$36:.E$45])" office:value-type="float" office:value="9.6" calcext:value-type="float">
            <text:p>10</text:p>
          </table:table-cell>
          <table:table-cell table:style-name="ce10" table:formula="of:=AVERAGE([.F$36:.F$45])" office:value-type="float" office:value="762.7" calcext:value-type="float">
            <text:p>763</text:p>
          </table:table-cell>
          <table:table-cell table:style-name="ce5"/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586" calcext:value-type="float">
            <text:p>586</text:p>
          </table:table-cell>
          <table:table-cell office:value-type="float" office:value="451" calcext:value-type="float">
            <text:p>451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AVERAGE([.C$47:.C$56])" office:value-type="float" office:value="2364.2" calcext:value-type="float">
            <text:p>2,364</text:p>
          </table:table-cell>
          <table:table-cell table:style-name="ce10" table:formula="of:=AVERAGE([.D$47:.D$56])" office:value-type="float" office:value="366.3" calcext:value-type="float">
            <text:p>366</text:p>
          </table:table-cell>
          <table:table-cell table:style-name="ce10" table:formula="of:=AVERAGE([.E$47:.E$56])" office:value-type="float" office:value="8.2" calcext:value-type="float">
            <text:p>8</text:p>
          </table:table-cell>
          <table:table-cell table:style-name="ce10" table:formula="of:=AVERAGE([.F$47:.F$56])" office:value-type="float" office:value="1989.7" calcext:value-type="float">
            <text:p>1,990</text:p>
          </table:table-cell>
          <table:table-cell table:style-name="ce11"/>
          <table:table-cell table:number-columns-repeated="2" office:value-type="float" office:value="229170" calcext:value-type="float">
            <text:p>2291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AVERAGE([.C$58:.C$67])" office:value-type="float" office:value="3419.2" calcext:value-type="float">
            <text:p>3,419</text:p>
          </table:table-cell>
          <table:table-cell table:style-name="ce10" table:formula="of:=AVERAGE([.D$58:.D$67])" office:value-type="float" office:value="360.9" calcext:value-type="float">
            <text:p>361</text:p>
          </table:table-cell>
          <table:table-cell table:style-name="ce10" table:formula="of:=AVERAGE([.E$58:.E$67])" office:value-type="float" office:value="8.9" calcext:value-type="float">
            <text:p>9</text:p>
          </table:table-cell>
          <table:table-cell table:style-name="ce10" table:formula="of:=AVERAGE([.F$58:.F$67])" office:value-type="float" office:value="3049.4" calcext:value-type="float">
            <text:p>3,049</text:p>
          </table:table-cell>
          <table:table-cell table:style-name="ce11"/>
          <table:table-cell table:number-columns-repeated="2" office:value-type="float" office:value="274699" calcext:value-type="float">
            <text:p>274699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AVERAGE([.C$69:.C$78])" office:value-type="float" office:value="10545.9" calcext:value-type="float">
            <text:p>10,546</text:p>
          </table:table-cell>
          <table:table-cell table:style-name="ce10" table:formula="of:=AVERAGE([.D$69:.D$78])" office:value-type="float" office:value="379.6" calcext:value-type="float">
            <text:p>380</text:p>
          </table:table-cell>
          <table:table-cell table:style-name="ce10" table:formula="of:=AVERAGE([.E$69:.E$78])" office:value-type="float" office:value="9.2" calcext:value-type="float">
            <text:p>9</text:p>
          </table:table-cell>
          <table:table-cell table:style-name="ce10" table:formula="of:=AVERAGE([.F$69:.F$78])" office:value-type="float" office:value="10157.1" calcext:value-type="float">
            <text:p>10,157</text:p>
          </table:table-cell>
          <table:table-cell table:style-name="ce11"/>
          <table:table-cell table:number-columns-repeated="2" office:value-type="float" office:value="233560" calcext:value-type="float">
            <text:p>23356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519" calcext:value-type="float">
            <text:p>519</text:p>
          </table:table-cell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562" calcext:value-type="float">
            <text:p>562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STDEV([.C$3:.C$12])" office:value-type="float" office:value="36.7061908190491" calcext:value-type="float">
            <text:p>37</text:p>
          </table:table-cell>
          <table:table-cell table:style-name="ce10" table:formula="of:=STDEV([.D$3:.D$12])" office:value-type="float" office:value="35.1506282542242" calcext:value-type="float">
            <text:p>35</text:p>
          </table:table-cell>
          <table:table-cell table:style-name="ce10" table:formula="of:=STDEV([.E$3:.E$12])" office:value-type="float" office:value="2.33095116493961" calcext:value-type="float">
            <text:p>2</text:p>
          </table:table-cell>
          <table:table-cell table:style-name="ce10" table:formula="of:=STDEV([.F$3:.F$12])" office:value-type="float" office:value="8.95978670381041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2155" calcext:value-type="float">
            <text:p>2155</text:p>
          </table:table-cell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STDEV([.C$14:.C$23])" office:value-type="float" office:value="74.2410488431658" calcext:value-type="float">
            <text:p>74</text:p>
          </table:table-cell>
          <table:table-cell table:style-name="ce10" table:formula="of:=STDEV([.D$14:.D$23])" office:value-type="float" office:value="25.2738336361278" calcext:value-type="float">
            <text:p>25</text:p>
          </table:table-cell>
          <table:table-cell table:style-name="ce10" table:formula="of:=STDEV([.E$14:.E$23])" office:value-type="float" office:value="1.87379590967403" calcext:value-type="float">
            <text:p>2</text:p>
          </table:table-cell>
          <table:table-cell table:style-name="ce10" table:formula="of:=STDEV([.F$14:.F$23])" office:value-type="float" office:value="57.8907975799647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2090" calcext:value-type="float">
            <text:p>2090</text:p>
          </table:table-cell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STDEV([.C$25:.C$34])" office:value-type="float" office:value="21.1084501246933" calcext:value-type="float">
            <text:p>21</text:p>
          </table:table-cell>
          <table:table-cell table:style-name="ce10" table:formula="of:=STDEV([.D$25:.D$34])" office:value-type="float" office:value="15.7070401766568" calcext:value-type="float">
            <text:p>16</text:p>
          </table:table-cell>
          <table:table-cell table:style-name="ce10" table:formula="of:=STDEV([.E$25:.E$34])" office:value-type="float" office:value="2.68535120814971" calcext:value-type="float">
            <text:p>3</text:p>
          </table:table-cell>
          <table:table-cell table:style-name="ce10" table:formula="of:=STDEV([.F$25:.F$34])" office:value-type="float" office:value="5.47316686713968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STDEV([.C$36:.C$45])" office:value-type="float" office:value="34.2424363100006" calcext:value-type="float">
            <text:p>34</text:p>
          </table:table-cell>
          <table:table-cell table:style-name="ce10" table:formula="of:=STDEV([.D$36:.D$45])" office:value-type="float" office:value="17.8997206682116" calcext:value-type="float">
            <text:p>18</text:p>
          </table:table-cell>
          <table:table-cell table:style-name="ce10" table:formula="of:=STDEV([.E$36:.E$45])" office:value-type="float" office:value="3.33999334663343" calcext:value-type="float">
            <text:p>3</text:p>
          </table:table-cell>
          <table:table-cell table:style-name="ce10" table:formula="of:=STDEV([.F$36:.F$45])" office:value-type="float" office:value="29.6312522703836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2140" calcext:value-type="float">
            <text:p>2140</text:p>
          </table:table-cell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STDEV([.C$47:.C$56])" office:value-type="float" office:value="127.216176469644" calcext:value-type="float">
            <text:p>127</text:p>
          </table:table-cell>
          <table:table-cell table:style-name="ce10" table:formula="of:=STDEV([.D$47:.D$56])" office:value-type="float" office:value="24.2947182188502" calcext:value-type="float">
            <text:p>24</text:p>
          </table:table-cell>
          <table:table-cell table:style-name="ce10" table:formula="of:=STDEV([.E$47:.E$56])" office:value-type="float" office:value="1.81352940116473" calcext:value-type="float">
            <text:p>2</text:p>
          </table:table-cell>
          <table:table-cell table:style-name="ce10" table:formula="of:=STDEV([.F$47:.F$56])" office:value-type="float" office:value="129.067639459144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2070" calcext:value-type="float">
            <text:p>2070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STDEV([.C$58:.C$67])" office:value-type="float" office:value="87.170076415145" calcext:value-type="float">
            <text:p>87</text:p>
          </table:table-cell>
          <table:table-cell table:style-name="ce10" table:formula="of:=STDEV([.D$58:.D$67])" office:value-type="float" office:value="15.8986372581636" calcext:value-type="float">
            <text:p>16</text:p>
          </table:table-cell>
          <table:table-cell table:style-name="ce10" table:formula="of:=STDEV([.E$58:.E$67])" office:value-type="float" office:value="1.59513148186739" calcext:value-type="float">
            <text:p>2</text:p>
          </table:table-cell>
          <table:table-cell table:style-name="ce10" table:formula="of:=STDEV([.F$58:.F$67])" office:value-type="float" office:value="93.0617477210099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2081" calcext:value-type="float">
            <text:p>2081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STDEV([.C$69:.C$78])" office:value-type="float" office:value="144.188495457239" calcext:value-type="float">
            <text:p>144</text:p>
          </table:table-cell>
          <table:table-cell table:style-name="ce10" table:formula="of:=STDEV([.D$69:.D$78])" office:value-type="float" office:value="14.5617459270667" calcext:value-type="float">
            <text:p>15</text:p>
          </table:table-cell>
          <table:table-cell table:style-name="ce10" table:formula="of:=STDEV([.E$69:.E$78])" office:value-type="float" office:value="2.44040069569642" calcext:value-type="float">
            <text:p>2</text:p>
          </table:table-cell>
          <table:table-cell table:style-name="ce10" table:formula="of:=STDEV([.F$69:.F$78])" office:value-type="float" office:value="141.868052938089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2175" calcext:value-type="float">
            <text:p>2175</text:p>
          </table:table-cell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  <table:table-cell office:value-type="float" office:value="1765" calcext:value-type="float">
            <text:p>17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049" calcext:value-type="float">
            <text:p>2049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1688" calcext:value-type="float">
            <text:p>1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099" calcext:value-type="float">
            <text:p>2099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float" office:value="1641" calcext:value-type="float">
            <text:p>1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1619" calcext:value-type="float">
            <text:p>16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409" calcext:value-type="float">
            <text:p>40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435" calcext:value-type="float">
            <text:p>43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442" calcext:value-type="float">
            <text:p>442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92" calcext:value-type="float">
            <text:p>492</text:p>
          </table:table-cell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92" calcext:value-type="float">
            <text:p>492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60" calcext:value-type="float">
            <text:p>460</text:p>
          </table:table-cell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1243" calcext:value-type="float">
            <text:p>1243</text:p>
          </table:table-cell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782" calcext:value-type="float">
            <text:p>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1125" calcext:value-type="float">
            <text:p>1125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756" calcext:value-type="float">
            <text:p>7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1128" calcext:value-type="float">
            <text:p>1128</text:p>
          </table:table-cell>
          <table:table-cell office:value-type="float" office:value="395" calcext:value-type="float">
            <text:p>395</text:p>
          </table:table-cell>
          <table:table-cell office:value-type="float" office:value="18" calcext:value-type="float">
            <text:p>18</text:p>
          </table:table-cell>
          <table:table-cell office:value-type="float" office:value="715" calcext:value-type="float">
            <text:p>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1214" calcext:value-type="float">
            <text:p>1214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office:value-type="float" office:value="799" calcext:value-type="float">
            <text:p>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1132" calcext:value-type="float">
            <text:p>1132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1133" calcext:value-type="float">
            <text:p>1133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762" calcext:value-type="float">
            <text:p>7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1094" calcext:value-type="float">
            <text:p>1094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1175" calcext:value-type="float">
            <text:p>1175</text:p>
          </table:table-cell>
          <table:table-cell office:value-type="float" office:value="362" calcext:value-type="float">
            <text:p>362</text:p>
          </table:table-cell>
          <table:table-cell office:value-type="float" office:value="11" calcext:value-type="float">
            <text:p>11</text:p>
          </table:table-cell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1165" calcext:value-type="float">
            <text:p>1165</text:p>
          </table:table-cell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1150" calcext:value-type="float">
            <text:p>1150</text:p>
          </table:table-cell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763" calcext:value-type="float">
            <text:p>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2354" calcext:value-type="float">
            <text:p>2354</text:p>
          </table:table-cell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office:value-type="float" office:value="1903" calcext:value-type="float">
            <text:p>1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540" calcext:value-type="float">
            <text:p>2540</text:p>
          </table:table-cell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  <table:table-cell office:value-type="float" office:value="2133" calcext:value-type="float">
            <text:p>2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2358" calcext:value-type="float">
            <text:p>2358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983" calcext:value-type="float">
            <text:p>1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2268" calcext:value-type="float">
            <text:p>2268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1910" calcext:value-type="float">
            <text:p>1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221" calcext:value-type="float">
            <text:p>2221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1830" calcext:value-type="float">
            <text:p>1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2615" calcext:value-type="float">
            <text:p>2615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2263" calcext:value-type="float">
            <text:p>2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309" calcext:value-type="float">
            <text:p>2309</text:p>
          </table:table-cell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office:value-type="float" office:value="1887" calcext:value-type="float">
            <text:p>1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2412" calcext:value-type="float">
            <text:p>2412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2252" calcext:value-type="float">
            <text:p>2252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1903" calcext:value-type="float">
            <text:p>1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2367" calcext:value-type="float">
            <text:p>2367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1994" calcext:value-type="float">
            <text:p>1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3458" calcext:value-type="float">
            <text:p>3458</text:p>
          </table:table-cell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office:value-type="float" office:value="3076" calcext:value-type="float">
            <text:p>3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3072" calcext:value-type="float">
            <text:p>3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3549" calcext:value-type="float">
            <text:p>3549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3182" calcext:value-type="float">
            <text:p>3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3432" calcext:value-type="float">
            <text:p>3432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3041" calcext:value-type="float">
            <text:p>3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439" calcext:value-type="float">
            <text:p>3439</text:p>
          </table:table-cell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3071" calcext:value-type="float">
            <text:p>3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3347" calcext:value-type="float">
            <text:p>3347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3001" calcext:value-type="float">
            <text:p>3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3304" calcext:value-type="float">
            <text:p>3304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2912" calcext:value-type="float">
            <text:p>2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3504" calcext:value-type="float">
            <text:p>3504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3138" calcext:value-type="float">
            <text:p>3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3369" calcext:value-type="float">
            <text:p>3369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3008" calcext:value-type="float">
            <text:p>3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3519" calcext:value-type="float">
            <text:p>3519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3153" calcext:value-type="float">
            <text:p>3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3306" calcext:value-type="float">
            <text:p>3306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2916" calcext:value-type="float">
            <text:p>2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0810" calcext:value-type="float">
            <text:p>10810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10437" calcext:value-type="float">
            <text:p>10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0347" calcext:value-type="float">
            <text:p>10347</text:p>
          </table:table-cell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9959" calcext:value-type="float">
            <text:p>99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0406" calcext:value-type="float">
            <text:p>10406</text:p>
          </table:table-cell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float" office:value="10008" calcext:value-type="float">
            <text:p>10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0544" calcext:value-type="float">
            <text:p>10544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10177" calcext:value-type="float">
            <text:p>10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0655" calcext:value-type="float">
            <text:p>10655</text:p>
          </table:table-cell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10228" calcext:value-type="float">
            <text:p>10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0586" calcext:value-type="float">
            <text:p>10586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office:value-type="float" office:value="10202" calcext:value-type="float">
            <text:p>10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0808" calcext:value-type="float">
            <text:p>10808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0418" calcext:value-type="float">
            <text:p>10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0657" calcext:value-type="float">
            <text:p>10657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10266" calcext:value-type="float">
            <text:p>10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0596" calcext:value-type="float">
            <text:p>10596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0221" calcext:value-type="float">
            <text:p>102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0475" calcext:value-type="float">
            <text:p>10475</text:p>
          </table:table-cell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10088" calcext:value-type="float">
            <text:p>100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0385" calcext:value-type="float">
            <text:p>10385</text:p>
          </table:table-cell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10004" calcext:value-type="float">
            <text:p>10004</text:p>
          </table:table-cell>
          <table:table-cell table:number-columns-repeated="9"/>
        </table:table-row>
      </table:table>
      <table:table table:name="greedy_difflocal_SHJ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/>
          <table:table-cell office:value-type="string" calcext:value-type="string">
            <text:p>resultSize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AVERAGE([.C$3:.C$12])" office:value-type="float" office:value="525.2" calcext:value-type="float">
            <text:p>525</text:p>
          </table:table-cell>
          <table:table-cell table:style-name="ce10" table:formula="of:=AVERAGE([.D$3:.D$12])" office:value-type="float" office:value="391.9" calcext:value-type="float">
            <text:p>392</text:p>
          </table:table-cell>
          <table:table-cell table:style-name="ce10" table:formula="of:=AVERAGE([.E$3:.E$12])" office:value-type="float" office:value="9.8" calcext:value-type="float">
            <text:p>10</text:p>
          </table:table-cell>
          <table:table-cell table:style-name="ce10" table:formula="of:=AVERAGE([.F$3:.F$12])" office:value-type="float" office:value="123.5" calcext:value-type="float">
            <text:p>124</text:p>
          </table:table-cell>
          <table:table-cell table:style-name="ce5"/>
          <table:table-cell table:number-columns-repeated="2" table:style-name="ce11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AVERAGE([.C$14:.C$23])" office:value-type="float" office:value="2100.3" calcext:value-type="float">
            <text:p>2,100</text:p>
          </table:table-cell>
          <table:table-cell table:style-name="ce10" table:formula="of:=AVERAGE([.D$14:.D$23])" office:value-type="float" office:value="371.8" calcext:value-type="float">
            <text:p>372</text:p>
          </table:table-cell>
          <table:table-cell table:style-name="ce10" table:formula="of:=AVERAGE([.E$14:.E$23])" office:value-type="float" office:value="9.6" calcext:value-type="float">
            <text:p>10</text:p>
          </table:table-cell>
          <table:table-cell table:style-name="ce10" table:formula="of:=AVERAGE([.F$14:.F$23])" office:value-type="float" office:value="1718.9" calcext:value-type="float">
            <text:p>1,719</text:p>
          </table:table-cell>
          <table:table-cell table:style-name="ce5"/>
          <table:table-cell table:style-name="ce5" office:value-type="float" office:value="383751" calcext:value-type="float">
            <text:p>383,751</text:p>
          </table:table-cell>
          <table:table-cell office:value-type="float" office:value="382803" calcext:value-type="float">
            <text:p>38280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412" calcext:value-type="float">
            <text:p>412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AVERAGE([.C$25:.C$34])" office:value-type="float" office:value="472.4" calcext:value-type="float">
            <text:p>472</text:p>
          </table:table-cell>
          <table:table-cell table:style-name="ce10" table:formula="of:=AVERAGE([.D$25:.D$34])" office:value-type="float" office:value="396" calcext:value-type="float">
            <text:p>396</text:p>
          </table:table-cell>
          <table:table-cell table:style-name="ce10" table:formula="of:=AVERAGE([.E$25:.E$34])" office:value-type="float" office:value="12.4" calcext:value-type="float">
            <text:p>12</text:p>
          </table:table-cell>
          <table:table-cell table:style-name="ce10" table:formula="of:=AVERAGE([.F$25:.F$34])" office:value-type="float" office:value="64" calcext:value-type="float">
            <text:p>64</text:p>
          </table:table-cell>
          <table:table-cell table:style-name="ce5"/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14" calcext:value-type="float">
            <text:p>514</text:p>
          </table:table-cell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AVERAGE([.C$36:.C$45])" office:value-type="float" office:value="1125.7" calcext:value-type="float">
            <text:p>1,126</text:p>
          </table:table-cell>
          <table:table-cell table:style-name="ce10" table:formula="of:=AVERAGE([.D$36:.D$45])" office:value-type="float" office:value="335.2" calcext:value-type="float">
            <text:p>335</text:p>
          </table:table-cell>
          <table:table-cell table:style-name="ce10" table:formula="of:=AVERAGE([.E$36:.E$45])" office:value-type="float" office:value="9.1" calcext:value-type="float">
            <text:p>9</text:p>
          </table:table-cell>
          <table:table-cell table:style-name="ce10" table:formula="of:=AVERAGE([.F$36:.F$45])" office:value-type="float" office:value="781.4" calcext:value-type="float">
            <text:p>781</text:p>
          </table:table-cell>
          <table:table-cell table:style-name="ce5"/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542" calcext:value-type="float">
            <text:p>542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AVERAGE([.C$47:.C$56])" office:value-type="float" office:value="2354.2" calcext:value-type="float">
            <text:p>2,354</text:p>
          </table:table-cell>
          <table:table-cell table:style-name="ce10" table:formula="of:=AVERAGE([.D$47:.D$56])" office:value-type="float" office:value="347.9" calcext:value-type="float">
            <text:p>348</text:p>
          </table:table-cell>
          <table:table-cell table:style-name="ce10" table:formula="of:=AVERAGE([.E$47:.E$56])" office:value-type="float" office:value="7.9" calcext:value-type="float">
            <text:p>8</text:p>
          </table:table-cell>
          <table:table-cell table:style-name="ce10" table:formula="of:=AVERAGE([.F$47:.F$56])" office:value-type="float" office:value="1998.4" calcext:value-type="float">
            <text:p>1,998</text:p>
          </table:table-cell>
          <table:table-cell table:style-name="ce11"/>
          <table:table-cell table:number-columns-repeated="2" office:value-type="float" office:value="229170" calcext:value-type="float">
            <text:p>2291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AVERAGE([.C$58:.C$67])" office:value-type="float" office:value="3360.2" calcext:value-type="float">
            <text:p>3,360</text:p>
          </table:table-cell>
          <table:table-cell table:style-name="ce10" table:formula="of:=AVERAGE([.D$58:.D$67])" office:value-type="float" office:value="329.5" calcext:value-type="float">
            <text:p>330</text:p>
          </table:table-cell>
          <table:table-cell table:style-name="ce10" table:formula="of:=AVERAGE([.E$58:.E$67])" office:value-type="float" office:value="9" calcext:value-type="float">
            <text:p>9</text:p>
          </table:table-cell>
          <table:table-cell table:style-name="ce10" table:formula="of:=AVERAGE([.F$58:.F$67])" office:value-type="float" office:value="3021.7" calcext:value-type="float">
            <text:p>3,022</text:p>
          </table:table-cell>
          <table:table-cell table:style-name="ce11"/>
          <table:table-cell table:number-columns-repeated="2" office:value-type="float" office:value="274699" calcext:value-type="float">
            <text:p>274699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AVERAGE([.C$69:.C$78])" office:value-type="float" office:value="10512.8" calcext:value-type="float">
            <text:p>10,513</text:p>
          </table:table-cell>
          <table:table-cell table:style-name="ce10" table:formula="of:=AVERAGE([.D$69:.D$78])" office:value-type="float" office:value="356.8" calcext:value-type="float">
            <text:p>357</text:p>
          </table:table-cell>
          <table:table-cell table:style-name="ce10" table:formula="of:=AVERAGE([.E$69:.E$78])" office:value-type="float" office:value="8" calcext:value-type="float">
            <text:p>8</text:p>
          </table:table-cell>
          <table:table-cell table:style-name="ce10" table:formula="of:=AVERAGE([.F$69:.F$78])" office:value-type="float" office:value="10148" calcext:value-type="float">
            <text:p>10,148</text:p>
          </table:table-cell>
          <table:table-cell table:style-name="ce11"/>
          <table:table-cell table:number-columns-repeated="2" office:value-type="float" office:value="233560" calcext:value-type="float">
            <text:p>23356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517" calcext:value-type="float">
            <text:p>517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63" calcext:value-type="float">
            <text:p>563</text:p>
          </table:table-cell>
          <table:table-cell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STDEV([.C$3:.C$12])" office:value-type="float" office:value="23.4463927573803" calcext:value-type="float">
            <text:p>23</text:p>
          </table:table-cell>
          <table:table-cell table:style-name="ce10" table:formula="of:=STDEV([.D$3:.D$12])" office:value-type="float" office:value="20.7923597078884" calcext:value-type="float">
            <text:p>21</text:p>
          </table:table-cell>
          <table:table-cell table:style-name="ce10" table:formula="of:=STDEV([.E$3:.E$12])" office:value-type="float" office:value="2.61618891604648" calcext:value-type="float">
            <text:p>3</text:p>
          </table:table-cell>
          <table:table-cell table:style-name="ce10" table:formula="of:=STDEV([.F$3:.F$12])" office:value-type="float" office:value="7.29154761807579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2116" calcext:value-type="float">
            <text:p>2116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1731" calcext:value-type="float">
            <text:p>1731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STDEV([.C$14:.C$23])" office:value-type="float" office:value="67.2822413419767" calcext:value-type="float">
            <text:p>67</text:p>
          </table:table-cell>
          <table:table-cell table:style-name="ce10" table:formula="of:=STDEV([.D$14:.D$23])" office:value-type="float" office:value="21.6322804058092" calcext:value-type="float">
            <text:p>22</text:p>
          </table:table-cell>
          <table:table-cell table:style-name="ce10" table:formula="of:=STDEV([.E$14:.E$23])" office:value-type="float" office:value="2.50333111406915" calcext:value-type="float">
            <text:p>3</text:p>
          </table:table-cell>
          <table:table-cell table:style-name="ce10" table:formula="of:=STDEV([.F$14:.F$23])" office:value-type="float" office:value="58.2016609155901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2217" calcext:value-type="float">
            <text:p>2217</text:p>
          </table:table-cell>
          <table:table-cell office:value-type="float" office:value="423" calcext:value-type="float">
            <text:p>423</text:p>
          </table:table-cell>
          <table:table-cell office:value-type="float" office:value="15" calcext:value-type="float">
            <text:p>15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STDEV([.C$25:.C$34])" office:value-type="float" office:value="26.6508286300195" calcext:value-type="float">
            <text:p>27</text:p>
          </table:table-cell>
          <table:table-cell table:style-name="ce10" table:formula="of:=STDEV([.D$25:.D$34])" office:value-type="float" office:value="21.4890152817149" calcext:value-type="float">
            <text:p>21</text:p>
          </table:table-cell>
          <table:table-cell table:style-name="ce10" table:formula="of:=STDEV([.E$25:.E$34])" office:value-type="float" office:value="2.83627298482435" calcext:value-type="float">
            <text:p>3</text:p>
          </table:table-cell>
          <table:table-cell table:style-name="ce10" table:formula="of:=STDEV([.F$25:.F$34])" office:value-type="float" office:value="5.05525029603437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123" calcext:value-type="float">
            <text:p>2123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1749" calcext:value-type="float">
            <text:p>1749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STDEV([.C$36:.C$45])" office:value-type="float" office:value="74.2354362821422" calcext:value-type="float">
            <text:p>74</text:p>
          </table:table-cell>
          <table:table-cell table:style-name="ce10" table:formula="of:=STDEV([.D$36:.D$45])" office:value-type="float" office:value="11.3998050665595" calcext:value-type="float">
            <text:p>11</text:p>
          </table:table-cell>
          <table:table-cell table:style-name="ce10" table:formula="of:=STDEV([.E$36:.E$45])" office:value-type="float" office:value="1.59513148186739" calcext:value-type="float">
            <text:p>2</text:p>
          </table:table-cell>
          <table:table-cell table:style-name="ce10" table:formula="of:=STDEV([.F$36:.F$45])" office:value-type="float" office:value="70.4338933563475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2065" calcext:value-type="float">
            <text:p>2065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float" office:value="1687" calcext:value-type="float">
            <text:p>1687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STDEV([.C$47:.C$56])" office:value-type="float" office:value="180.469634257093" calcext:value-type="float">
            <text:p>180</text:p>
          </table:table-cell>
          <table:table-cell table:style-name="ce10" table:formula="of:=STDEV([.D$47:.D$56])" office:value-type="float" office:value="19.2553023000592" calcext:value-type="float">
            <text:p>19</text:p>
          </table:table-cell>
          <table:table-cell table:style-name="ce10" table:formula="of:=STDEV([.E$47:.E$56])" office:value-type="float" office:value="0.567646212197547" calcext:value-type="float">
            <text:p>1</text:p>
          </table:table-cell>
          <table:table-cell table:style-name="ce10" table:formula="of:=STDEV([.F$47:.F$56])" office:value-type="float" office:value="176.873589511455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2080" calcext:value-type="float">
            <text:p>2080</text:p>
          </table:table-cell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STDEV([.C$58:.C$67])" office:value-type="float" office:value="188.177693801482" calcext:value-type="float">
            <text:p>188</text:p>
          </table:table-cell>
          <table:table-cell table:style-name="ce10" table:formula="of:=STDEV([.D$58:.D$67])" office:value-type="float" office:value="13.2014308988752" calcext:value-type="float">
            <text:p>13</text:p>
          </table:table-cell>
          <table:table-cell table:style-name="ce10" table:formula="of:=STDEV([.E$58:.E$67])" office:value-type="float" office:value="2.49443825784929" calcext:value-type="float">
            <text:p>2</text:p>
          </table:table-cell>
          <table:table-cell table:style-name="ce10" table:formula="of:=STDEV([.F$58:.F$67])" office:value-type="float" office:value="186.928417671935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2115" calcext:value-type="float">
            <text:p>2115</text:p>
          </table:table-cell>
          <table:table-cell office:value-type="float" office:value="389" calcext:value-type="float">
            <text:p>389</text:p>
          </table:table-cell>
          <table:table-cell office:value-type="float" office:value="11" calcext:value-type="float">
            <text:p>11</text:p>
          </table:table-cell>
          <table:table-cell office:value-type="float" office:value="1715" calcext:value-type="float">
            <text:p>1715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STDEV([.C$69:.C$78])" office:value-type="float" office:value="131.361925821585" calcext:value-type="float">
            <text:p>131</text:p>
          </table:table-cell>
          <table:table-cell table:style-name="ce10" table:formula="of:=STDEV([.D$69:.D$78])" office:value-type="float" office:value="24.3347031577905" calcext:value-type="float">
            <text:p>24</text:p>
          </table:table-cell>
          <table:table-cell table:style-name="ce10" table:formula="of:=STDEV([.E$69:.E$78])" office:value-type="float" office:value="1.05409255338946" calcext:value-type="float">
            <text:p>1</text:p>
          </table:table-cell>
          <table:table-cell table:style-name="ce10" table:formula="of:=STDEV([.F$69:.F$78])" office:value-type="float" office:value="126.03262364254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2207" calcext:value-type="float">
            <text:p>2207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1848" calcext:value-type="float">
            <text:p>1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076" calcext:value-type="float">
            <text:p>2076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1697" calcext:value-type="float">
            <text:p>1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055" calcext:value-type="float">
            <text:p>205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681" calcext:value-type="float">
            <text:p>1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2005" calcext:value-type="float">
            <text:p>2005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1652" calcext:value-type="float">
            <text:p>1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060" calcext:value-type="float">
            <text:p>2060</text:p>
          </table:table-cell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39" calcext:value-type="float">
            <text:p>439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33" calcext:value-type="float">
            <text:p>433</text:p>
          </table:table-cell>
          <table:table-cell office:value-type="float" office:value="367" calcext:value-type="float">
            <text:p>36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91" calcext:value-type="float">
            <text:p>491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85" calcext:value-type="float">
            <text:p>485</text:p>
          </table:table-cell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483" calcext:value-type="float">
            <text:p>483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713" calcext:value-type="float">
            <text:p>7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1095" calcext:value-type="float">
            <text:p>1095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1120" calcext:value-type="float">
            <text:p>1120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1050" calcext:value-type="float">
            <text:p>1050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1258" calcext:value-type="float">
            <text:p>1258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912" calcext:value-type="float">
            <text:p>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1064" calcext:value-type="float">
            <text:p>1064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1093" calcext:value-type="float">
            <text:p>1093</text:p>
          </table:table-cell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1066" calcext:value-type="float">
            <text:p>1066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1110" calcext:value-type="float">
            <text:p>1110</text:p>
          </table:table-cell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1253" calcext:value-type="float">
            <text:p>1253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903" calcext:value-type="float">
            <text:p>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1148" calcext:value-type="float">
            <text:p>1148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755" calcext:value-type="float">
            <text:p>17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662" calcext:value-type="float">
            <text:p>2662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2316" calcext:value-type="float">
            <text:p>2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2243" calcext:value-type="float">
            <text:p>2243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2462" calcext:value-type="float">
            <text:p>2462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2114" calcext:value-type="float">
            <text:p>2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2184" calcext:value-type="float">
            <text:p>2184</text:p>
          </table:table-cell>
          <table:table-cell office:value-type="float" office:value="319" calcext:value-type="float">
            <text:p>319</text:p>
          </table:table-cell>
          <table:table-cell office:value-type="float" office:value="8" calcext:value-type="float">
            <text:p>8</text:p>
          </table:table-cell>
          <table:table-cell office:value-type="float" office:value="1857" calcext:value-type="float">
            <text:p>1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523" calcext:value-type="float">
            <text:p>2523</text:p>
          </table:table-cell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2271" calcext:value-type="float">
            <text:p>2271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907" calcext:value-type="float">
            <text:p>1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528" calcext:value-type="float">
            <text:p>2528</text:p>
          </table:table-cell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2147" calcext:value-type="float">
            <text:p>2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2152" calcext:value-type="float">
            <text:p>2152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1824" calcext:value-type="float">
            <text:p>1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2360" calcext:value-type="float">
            <text:p>2360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982" calcext:value-type="float">
            <text:p>1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2157" calcext:value-type="float">
            <text:p>2157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1799" calcext:value-type="float">
            <text:p>1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3385" calcext:value-type="float">
            <text:p>3385</text:p>
          </table:table-cell>
          <table:table-cell office:value-type="float" office:value="341" calcext:value-type="float">
            <text:p>341</text:p>
          </table:table-cell>
          <table:table-cell office:value-type="float" office:value="13" calcext:value-type="float">
            <text:p>13</text:p>
          </table:table-cell>
          <table:table-cell office:value-type="float" office:value="3031" calcext:value-type="float">
            <text:p>3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2945" calcext:value-type="float">
            <text:p>29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3236" calcext:value-type="float">
            <text:p>3236</text:p>
          </table:table-cell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2901" calcext:value-type="float">
            <text:p>2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3797" calcext:value-type="float">
            <text:p>3797</text:p>
          </table:table-cell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369" calcext:value-type="float">
            <text:p>3369</text:p>
          </table:table-cell>
          <table:table-cell office:value-type="float" office:value="357" calcext:value-type="float">
            <text:p>357</text:p>
          </table:table-cell>
          <table:table-cell office:value-type="float" office:value="16" calcext:value-type="float">
            <text:p>16</text:p>
          </table:table-cell>
          <table:table-cell office:value-type="float" office:value="2996" calcext:value-type="float">
            <text:p>29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3536" calcext:value-type="float">
            <text:p>3536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3185" calcext:value-type="float">
            <text:p>3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3354" calcext:value-type="float">
            <text:p>3354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3039" calcext:value-type="float">
            <text:p>3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3110" calcext:value-type="float">
            <text:p>3110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2768" calcext:value-type="float">
            <text:p>2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3304" calcext:value-type="float">
            <text:p>3304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2975" calcext:value-type="float">
            <text:p>2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3352" calcext:value-type="float">
            <text:p>3352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3014" calcext:value-type="float">
            <text:p>3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3266" calcext:value-type="float">
            <text:p>3266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2934" calcext:value-type="float">
            <text:p>2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1323" calcext:value-type="float">
            <text:p>11323</text:p>
          </table:table-cell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10985" calcext:value-type="float">
            <text:p>10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0590" calcext:value-type="float">
            <text:p>10590</text:p>
          </table:table-cell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office:value-type="float" office:value="10165" calcext:value-type="float">
            <text:p>10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0546" calcext:value-type="float">
            <text:p>10546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10167" calcext:value-type="float">
            <text:p>10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0765" calcext:value-type="float">
            <text:p>10765</text:p>
          </table:table-cell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float" office:value="10391" calcext:value-type="float">
            <text:p>10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0417" calcext:value-type="float">
            <text:p>10417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10059" calcext:value-type="float">
            <text:p>10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0388" calcext:value-type="float">
            <text:p>10388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10033" calcext:value-type="float">
            <text:p>10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0415" calcext:value-type="float">
            <text:p>1041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10044" calcext:value-type="float">
            <text:p>100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0679" calcext:value-type="float">
            <text:p>10679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10332" calcext:value-type="float">
            <text:p>10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0379" calcext:value-type="float">
            <text:p>10379</text:p>
          </table:table-cell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float" office:value="10025" calcext:value-type="float">
            <text:p>10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0444" calcext:value-type="float">
            <text:p>10444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10102" calcext:value-type="float">
            <text:p>10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0505" calcext:value-type="float">
            <text:p>10505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10162" calcext:value-type="float">
            <text:p>10162</text:p>
          </table:table-cell>
          <table:table-cell table:number-columns-repeated="9"/>
        </table:table-row>
      </table:table>
      <table:table table:name="greedy_sameForEqu_SHJ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/>
          <table:table-cell office:value-type="string" calcext:value-type="string">
            <text:p>resultSize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AVERAGE([.C$3:.C$12])" office:value-type="float" office:value="498.6" calcext:value-type="float">
            <text:p>499</text:p>
          </table:table-cell>
          <table:table-cell table:style-name="ce10" table:formula="of:=AVERAGE([.D$3:.D$12])" office:value-type="float" office:value="366.1" calcext:value-type="float">
            <text:p>366</text:p>
          </table:table-cell>
          <table:table-cell table:style-name="ce10" table:formula="of:=AVERAGE([.E$3:.E$12])" office:value-type="float" office:value="10.9" calcext:value-type="float">
            <text:p>11</text:p>
          </table:table-cell>
          <table:table-cell table:style-name="ce10" table:formula="of:=AVERAGE([.F$3:.F$12])" office:value-type="float" office:value="121.6" calcext:value-type="float">
            <text:p>122</text:p>
          </table:table-cell>
          <table:table-cell table:style-name="ce5"/>
          <table:table-cell table:number-columns-repeated="2" table:style-name="ce11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AVERAGE([.C$14:.C$23])" office:value-type="float" office:value="2065.3" calcext:value-type="float">
            <text:p>2,065</text:p>
          </table:table-cell>
          <table:table-cell table:style-name="ce10" table:formula="of:=AVERAGE([.D$14:.D$23])" office:value-type="float" office:value="350.5" calcext:value-type="float">
            <text:p>351</text:p>
          </table:table-cell>
          <table:table-cell table:style-name="ce10" table:formula="of:=AVERAGE([.E$14:.E$23])" office:value-type="float" office:value="9.3" calcext:value-type="float">
            <text:p>9</text:p>
          </table:table-cell>
          <table:table-cell table:style-name="ce10" table:formula="of:=AVERAGE([.F$14:.F$23])" office:value-type="float" office:value="1705.5" calcext:value-type="float">
            <text:p>1,706</text:p>
          </table:table-cell>
          <table:table-cell table:style-name="ce5"/>
          <table:table-cell table:style-name="ce5" office:value-type="float" office:value="382803" calcext:value-type="float">
            <text:p>382,803</text:p>
          </table:table-cell>
          <table:table-cell office:value-type="float" office:value="382803" calcext:value-type="float">
            <text:p>38280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07" calcext:value-type="float">
            <text:p>507</text:p>
          </table:table-cell>
          <table:table-cell office:value-type="float" office:value="367" calcext:value-type="float">
            <text:p>367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AVERAGE([.C$25:.C$34])" office:value-type="float" office:value="438.6" calcext:value-type="float">
            <text:p>439</text:p>
          </table:table-cell>
          <table:table-cell table:style-name="ce10" table:formula="of:=AVERAGE([.D$25:.D$34])" office:value-type="float" office:value="375.3" calcext:value-type="float">
            <text:p>375</text:p>
          </table:table-cell>
          <table:table-cell table:style-name="ce10" table:formula="of:=AVERAGE([.E$25:.E$34])" office:value-type="float" office:value="11" calcext:value-type="float">
            <text:p>11</text:p>
          </table:table-cell>
          <table:table-cell table:style-name="ce10" table:formula="of:=AVERAGE([.F$25:.F$34])" office:value-type="float" office:value="52.3" calcext:value-type="float">
            <text:p>52</text:p>
          </table:table-cell>
          <table:table-cell table:style-name="ce5"/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AVERAGE([.C$36:.C$45])" office:value-type="float" office:value="1123" calcext:value-type="float">
            <text:p>1,123</text:p>
          </table:table-cell>
          <table:table-cell table:style-name="ce10" table:formula="of:=AVERAGE([.D$36:.D$45])" office:value-type="float" office:value="364.3" calcext:value-type="float">
            <text:p>364</text:p>
          </table:table-cell>
          <table:table-cell table:style-name="ce10" table:formula="of:=AVERAGE([.E$36:.E$45])" office:value-type="float" office:value="9.6" calcext:value-type="float">
            <text:p>10</text:p>
          </table:table-cell>
          <table:table-cell table:style-name="ce10" table:formula="of:=AVERAGE([.F$36:.F$45])" office:value-type="float" office:value="749.1" calcext:value-type="float">
            <text:p>749</text:p>
          </table:table-cell>
          <table:table-cell table:style-name="ce5"/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527" calcext:value-type="float">
            <text:p>527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AVERAGE([.C$47:.C$56])" office:value-type="float" office:value="2348.4" calcext:value-type="float">
            <text:p>2,348</text:p>
          </table:table-cell>
          <table:table-cell table:style-name="ce10" table:formula="of:=AVERAGE([.D$47:.D$56])" office:value-type="float" office:value="361.3" calcext:value-type="float">
            <text:p>361</text:p>
          </table:table-cell>
          <table:table-cell table:style-name="ce10" table:formula="of:=AVERAGE([.E$47:.E$56])" office:value-type="float" office:value="7.8" calcext:value-type="float">
            <text:p>8</text:p>
          </table:table-cell>
          <table:table-cell table:style-name="ce10" table:formula="of:=AVERAGE([.F$47:.F$56])" office:value-type="float" office:value="1979.3" calcext:value-type="float">
            <text:p>1,979</text:p>
          </table:table-cell>
          <table:table-cell table:style-name="ce11"/>
          <table:table-cell table:number-columns-repeated="2" office:value-type="float" office:value="229170" calcext:value-type="float">
            <text:p>2291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AVERAGE([.C$58:.C$67])" office:value-type="float" office:value="3317.2" calcext:value-type="float">
            <text:p>3,317</text:p>
          </table:table-cell>
          <table:table-cell table:style-name="ce10" table:formula="of:=AVERAGE([.D$58:.D$67])" office:value-type="float" office:value="354.5" calcext:value-type="float">
            <text:p>355</text:p>
          </table:table-cell>
          <table:table-cell table:style-name="ce10" table:formula="of:=AVERAGE([.E$58:.E$67])" office:value-type="float" office:value="8.9" calcext:value-type="float">
            <text:p>9</text:p>
          </table:table-cell>
          <table:table-cell table:style-name="ce10" table:formula="of:=AVERAGE([.F$58:.F$67])" office:value-type="float" office:value="2953.8" calcext:value-type="float">
            <text:p>2,954</text:p>
          </table:table-cell>
          <table:table-cell table:style-name="ce11"/>
          <table:table-cell table:number-columns-repeated="2" office:value-type="float" office:value="274699" calcext:value-type="float">
            <text:p>274699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61" calcext:value-type="float">
            <text:p>461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AVERAGE([.C$69:.C$78])" office:value-type="float" office:value="10084.4" calcext:value-type="float">
            <text:p>10,084</text:p>
          </table:table-cell>
          <table:table-cell table:style-name="ce10" table:formula="of:=AVERAGE([.D$69:.D$78])" office:value-type="float" office:value="359.6" calcext:value-type="float">
            <text:p>360</text:p>
          </table:table-cell>
          <table:table-cell table:style-name="ce10" table:formula="of:=AVERAGE([.E$69:.E$78])" office:value-type="float" office:value="7.8" calcext:value-type="float">
            <text:p>8</text:p>
          </table:table-cell>
          <table:table-cell table:style-name="ce10" table:formula="of:=AVERAGE([.F$69:.F$78])" office:value-type="float" office:value="9717" calcext:value-type="float">
            <text:p>9,717</text:p>
          </table:table-cell>
          <table:table-cell table:style-name="ce11"/>
          <table:table-cell table:number-columns-repeated="2" office:value-type="float" office:value="233560" calcext:value-type="float">
            <text:p>23356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497" calcext:value-type="float">
            <text:p>497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float" office:value="403" calcext:value-type="float">
            <text:p>40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475" calcext:value-type="float">
            <text:p>475</text:p>
          </table:table-cell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STDEV([.C$3:.C$12])" office:value-type="float" office:value="31.0776804511248" calcext:value-type="float">
            <text:p>31</text:p>
          </table:table-cell>
          <table:table-cell table:style-name="ce10" table:formula="of:=STDEV([.D$3:.D$12])" office:value-type="float" office:value="21.9567757195814" calcext:value-type="float">
            <text:p>22</text:p>
          </table:table-cell>
          <table:table-cell table:style-name="ce10" table:formula="of:=STDEV([.E$3:.E$12])" office:value-type="float" office:value="3.63470921960906" calcext:value-type="float">
            <text:p>4</text:p>
          </table:table-cell>
          <table:table-cell table:style-name="ce10" table:formula="of:=STDEV([.F$3:.F$12])" office:value-type="float" office:value="11.2664694262814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STDEV([.C$14:.C$23])" office:value-type="float" office:value="63.9479823328652" calcext:value-type="float">
            <text:p>64</text:p>
          </table:table-cell>
          <table:table-cell table:style-name="ce10" table:formula="of:=STDEV([.D$14:.D$23])" office:value-type="float" office:value="19.4379354184886" calcext:value-type="float">
            <text:p>19</text:p>
          </table:table-cell>
          <table:table-cell table:style-name="ce10" table:formula="of:=STDEV([.E$14:.E$23])" office:value-type="float" office:value="2.21359436211787" calcext:value-type="float">
            <text:p>2</text:p>
          </table:table-cell>
          <table:table-cell table:style-name="ce10" table:formula="of:=STDEV([.F$14:.F$23])" office:value-type="float" office:value="54.4757846305229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STDEV([.C$25:.C$34])" office:value-type="float" office:value="22.1168613405147" calcext:value-type="float">
            <text:p>22</text:p>
          </table:table-cell>
          <table:table-cell table:style-name="ce10" table:formula="of:=STDEV([.D$25:.D$34])" office:value-type="float" office:value="20.0113856480643" calcext:value-type="float">
            <text:p>20</text:p>
          </table:table-cell>
          <table:table-cell table:style-name="ce10" table:formula="of:=STDEV([.E$25:.E$34])" office:value-type="float" office:value="2.58198889747161" calcext:value-type="float">
            <text:p>3</text:p>
          </table:table-cell>
          <table:table-cell table:style-name="ce10" table:formula="of:=STDEV([.F$25:.F$34])" office:value-type="float" office:value="2.71006354989038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063" calcext:value-type="float">
            <text:p>2063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STDEV([.C$36:.C$45])" office:value-type="float" office:value="38.0525951808809" calcext:value-type="float">
            <text:p>38</text:p>
          </table:table-cell>
          <table:table-cell table:style-name="ce10" table:formula="of:=STDEV([.D$36:.D$45])" office:value-type="float" office:value="13.1491444588612" calcext:value-type="float">
            <text:p>13</text:p>
          </table:table-cell>
          <table:table-cell table:style-name="ce10" table:formula="of:=STDEV([.E$36:.E$45])" office:value-type="float" office:value="3.20416395751944" calcext:value-type="float">
            <text:p>3</text:p>
          </table:table-cell>
          <table:table-cell table:style-name="ce10" table:formula="of:=STDEV([.F$36:.F$45])" office:value-type="float" office:value="40.2725437212225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2056" calcext:value-type="float">
            <text:p>2056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STDEV([.C$47:.C$56])" office:value-type="float" office:value="150.974022783907" calcext:value-type="float">
            <text:p>151</text:p>
          </table:table-cell>
          <table:table-cell table:style-name="ce10" table:formula="of:=STDEV([.D$47:.D$56])" office:value-type="float" office:value="15.8328070087959" calcext:value-type="float">
            <text:p>16</text:p>
          </table:table-cell>
          <table:table-cell table:style-name="ce10" table:formula="of:=STDEV([.E$47:.E$56])" office:value-type="float" office:value="0.918936583472681" calcext:value-type="float">
            <text:p>1</text:p>
          </table:table-cell>
          <table:table-cell table:style-name="ce10" table:formula="of:=STDEV([.F$47:.F$56])" office:value-type="float" office:value="147.73628907993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2099" calcext:value-type="float">
            <text:p>2099</text:p>
          </table:table-cell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STDEV([.C$58:.C$67])" office:value-type="float" office:value="110.093697468212" calcext:value-type="float">
            <text:p>110</text:p>
          </table:table-cell>
          <table:table-cell table:style-name="ce10" table:formula="of:=STDEV([.D$58:.D$67])" office:value-type="float" office:value="14.6837022276778" calcext:value-type="float">
            <text:p>15</text:p>
          </table:table-cell>
          <table:table-cell table:style-name="ce10" table:formula="of:=STDEV([.E$58:.E$67])" office:value-type="float" office:value="1.59513148186739" calcext:value-type="float">
            <text:p>2</text:p>
          </table:table-cell>
          <table:table-cell table:style-name="ce10" table:formula="of:=STDEV([.F$58:.F$67])" office:value-type="float" office:value="111.797237095656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1926" calcext:value-type="float">
            <text:p>1926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STDEV([.C$69:.C$78])" office:value-type="float" office:value="115.479868375401" calcext:value-type="float">
            <text:p>115</text:p>
          </table:table-cell>
          <table:table-cell table:style-name="ce10" table:formula="of:=STDEV([.D$69:.D$78])" office:value-type="float" office:value="13.5826686953959" calcext:value-type="float">
            <text:p>14</text:p>
          </table:table-cell>
          <table:table-cell table:style-name="ce10" table:formula="of:=STDEV([.E$69:.E$78])" office:value-type="float" office:value="0.632455532033676" calcext:value-type="float">
            <text:p>1</text:p>
          </table:table-cell>
          <table:table-cell table:style-name="ce10" table:formula="of:=STDEV([.F$69:.F$78])" office:value-type="float" office:value="118.387311632436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2089" calcext:value-type="float">
            <text:p>2089</text:p>
          </table:table-cell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float" office:value="1748" calcext:value-type="float">
            <text:p>1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146" calcext:value-type="float">
            <text:p>2146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1775" calcext:value-type="float">
            <text:p>1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038" calcext:value-type="float">
            <text:p>2038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1685" calcext:value-type="float">
            <text:p>1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2107" calcext:value-type="float">
            <text:p>210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729" calcext:value-type="float">
            <text:p>1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122" calcext:value-type="float">
            <text:p>2122</text:p>
          </table:table-cell>
          <table:table-cell office:value-type="float" office:value="353" calcext:value-type="float">
            <text:p>353</text:p>
          </table:table-cell>
          <table:table-cell office:value-type="float" office:value="11" calcext:value-type="float">
            <text:p>11</text:p>
          </table:table-cell>
          <table:table-cell office:value-type="float" office:value="1758" calcext:value-type="float">
            <text:p>1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37" calcext:value-type="float">
            <text:p>437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417" calcext:value-type="float">
            <text:p>417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66" calcext:value-type="float">
            <text:p>466</text:p>
          </table:table-cell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02" calcext:value-type="float">
            <text:p>402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1069" calcext:value-type="float">
            <text:p>1069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1106" calcext:value-type="float">
            <text:p>1106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1106" calcext:value-type="float">
            <text:p>1106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1119" calcext:value-type="float">
            <text:p>1119</text:p>
          </table:table-cell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1107" calcext:value-type="float">
            <text:p>1107</text:p>
          </table:table-cell>
          <table:table-cell office:value-type="float" office:value="376" calcext:value-type="float">
            <text:p>376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1143" calcext:value-type="float">
            <text:p>1143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787" calcext:value-type="float">
            <text:p>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1082" calcext:value-type="float">
            <text:p>1082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722" calcext:value-type="float">
            <text:p>7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1148" calcext:value-type="float">
            <text:p>1148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755" calcext:value-type="float">
            <text:p>7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1151" calcext:value-type="float">
            <text:p>1151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1199" calcext:value-type="float">
            <text:p>1199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1878" calcext:value-type="float">
            <text:p>18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511" calcext:value-type="float">
            <text:p>2511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2159" calcext:value-type="float">
            <text:p>2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2165" calcext:value-type="float">
            <text:p>2165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1810" calcext:value-type="float">
            <text:p>18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2507" calcext:value-type="float">
            <text:p>2507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2123" calcext:value-type="float">
            <text:p>2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2166" calcext:value-type="float">
            <text:p>2166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1806" calcext:value-type="float">
            <text:p>18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391" calcext:value-type="float">
            <text:p>2391</text:p>
          </table:table-cell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2037" calcext:value-type="float">
            <text:p>2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2235" calcext:value-type="float">
            <text:p>2235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873" calcext:value-type="float">
            <text:p>1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468" calcext:value-type="float">
            <text:p>2468</text:p>
          </table:table-cell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2083" calcext:value-type="float">
            <text:p>2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2245" calcext:value-type="float">
            <text:p>2245</text:p>
          </table:table-cell>
          <table:table-cell office:value-type="float" office:value="391" calcext:value-type="float">
            <text:p>391</text:p>
          </table:table-cell>
          <table:table-cell office:value-type="float" office:value="7" calcext:value-type="float">
            <text:p>7</text:p>
          </table:table-cell>
          <table:table-cell office:value-type="float" office:value="1847" calcext:value-type="float">
            <text:p>1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2543" calcext:value-type="float">
            <text:p>2543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2164" calcext:value-type="float">
            <text:p>2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2253" calcext:value-type="float">
            <text:p>2253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1891" calcext:value-type="float">
            <text:p>1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3083" calcext:value-type="float">
            <text:p>3083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2732" calcext:value-type="float">
            <text:p>2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3381" calcext:value-type="float">
            <text:p>3381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3034" calcext:value-type="float">
            <text:p>3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3351" calcext:value-type="float">
            <text:p>3351</text:p>
          </table:table-cell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office:value-type="float" office:value="2992" calcext:value-type="float">
            <text:p>2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3366" calcext:value-type="float">
            <text:p>3366</text:p>
          </table:table-cell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office:value-type="float" office:value="2984" calcext:value-type="float">
            <text:p>29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328" calcext:value-type="float">
            <text:p>3328</text:p>
          </table:table-cell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2959" calcext:value-type="float">
            <text:p>29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3358" calcext:value-type="float">
            <text:p>3358</text:p>
          </table:table-cell>
          <table:table-cell office:value-type="float" office:value="367" calcext:value-type="float">
            <text:p>367</text:p>
          </table:table-cell>
          <table:table-cell office:value-type="float" office:value="8" calcext:value-type="float">
            <text:p>8</text:p>
          </table:table-cell>
          <table:table-cell office:value-type="float" office:value="2983" calcext:value-type="float">
            <text:p>2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3243" calcext:value-type="float">
            <text:p>3243</text:p>
          </table:table-cell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  <table:table-cell office:value-type="float" office:value="2852" calcext:value-type="float">
            <text:p>2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3504" calcext:value-type="float">
            <text:p>3504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3147" calcext:value-type="float">
            <text:p>3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3329" calcext:value-type="float">
            <text:p>3329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2984" calcext:value-type="float">
            <text:p>29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3096" calcext:value-type="float">
            <text:p>3096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2739" calcext:value-type="float">
            <text:p>2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3216" calcext:value-type="float">
            <text:p>3216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2864" calcext:value-type="float">
            <text:p>28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0510" calcext:value-type="float">
            <text:p>10510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0148" calcext:value-type="float">
            <text:p>10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0176" calcext:value-type="float">
            <text:p>10176</text:p>
          </table:table-cell>
          <table:table-cell office:value-type="float" office:value="355" calcext:value-type="float">
            <text:p>355</text:p>
          </table:table-cell>
          <table:table-cell office:value-type="float" office:value="8" calcext:value-type="float">
            <text:p>8</text:p>
          </table:table-cell>
          <table:table-cell office:value-type="float" office:value="9813" calcext:value-type="float">
            <text:p>98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0166" calcext:value-type="float">
            <text:p>10166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9820" calcext:value-type="float">
            <text:p>9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0058" calcext:value-type="float">
            <text:p>10058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9687" calcext:value-type="float">
            <text:p>9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0024" calcext:value-type="float">
            <text:p>10024</text:p>
          </table:table-cell>
          <table:table-cell office:value-type="float" office:value="381" calcext:value-type="float">
            <text:p>381</text:p>
          </table:table-cell>
          <table:table-cell office:value-type="float" office:value="8" calcext:value-type="float">
            <text:p>8</text:p>
          </table:table-cell>
          <table:table-cell office:value-type="float" office:value="9635" calcext:value-type="float">
            <text:p>9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0030" calcext:value-type="float">
            <text:p>10030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9671" calcext:value-type="float">
            <text:p>96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9803" calcext:value-type="float">
            <text:p>9803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9434" calcext:value-type="float">
            <text:p>9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0118" calcext:value-type="float">
            <text:p>10118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9768" calcext:value-type="float">
            <text:p>9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0122" calcext:value-type="float">
            <text:p>10122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9749" calcext:value-type="float">
            <text:p>97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0168" calcext:value-type="float">
            <text:p>10168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9786" calcext:value-type="float">
            <text:p>9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0179" calcext:value-type="float">
            <text:p>10179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9807" calcext:value-type="float">
            <text:p>9807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analysis.A28:analysis.F49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Overview.A29:Overview.F50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greedy_global_SHJ.A1:greedy_global_SHJ.F2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6:27:04.032858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08T10:44:42.843472318</meta:creation-date>
    <dc:date>2023-07-04T16:18:22.055461106</dc:date>
    <meta:editing-duration>P11DT23H12M55S</meta:editing-duration>
    <meta:editing-cycles>449</meta:editing-cycles>
    <meta:generator>LibreOffice/7.0.4.2$MacOSX_X86_64 LibreOffice_project/dcf040e67528d9187c66b2379df5ea4407429775</meta:generator>
    <meta:document-statistic meta:table-count="6" meta:cell-count="302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Long_20_Dot"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false" chart:error-upper-range="analysis.D29:analysis.D49" chart:error-lower-range="analysis.D29:analysis.D49" chart:data-label-number="value" chart:data-label-text="false" chart:data-label-symbol="false" chart:label-position="center"/>
      <style:graphic-properties draw:stroke="none" draw:fill-color="#ffb66c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3">
      <style:chart-properties chart:link-data-style-to-source="false" chart:error-category="cell-range" chart:error-upper-range="analysis.C29:analysis.C49" chart:error-lower-range="analysis.C29:analysis.C49" chart:data-label-number="value" chart:data-label-text="false" chart:data-label-symbol="false" chart:label-position="center"/>
      <style:graphic-properties draw:stroke="none" draw:fill-color="#729fc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ysis.C29:analysis.C49" chart:error-lower-range="analysis.C29:analysis.C49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8cm" svg:height="8.387cm" xlink:href=".." xlink:type="simple" chart:class="chart:bar" chart:style-name="ch1">
        <chart:legend chart:legend-position="end" svg:x="8.602cm" svg:y="0.258cm" style:legend-expansion="custom" svg:width="11.538cm" svg:height="0.973cm" style:legend-expansion-aspect-ratio="11.858170606372" chart:style-name="ch2"/>
        <chart:plot-area chart:style-name="ch3" table:cell-range-address="analysis.A3:analysis.B23 analysis.D2:analysis.D23 analysis.F2:analysis.F23" chart:data-source-has-labels="both" svg:x="0.152cm" svg:y="0.039cm" svg:width="19.96cm" svg:height="8.18cm">
          <chart:coordinate-region svg:x="1.461cm" svg:y="0.232cm" svg:width="18.651cm" svg:height="6.966cm"/>
          <chart:axis chart:dimension="x" chart:name="primary-x" chart:style-name="ch4" chartooo:axis-type="auto">
            <chartooo:date-scale/>
            <chart:categories table:cell-range-address="analysis.A3:analysis.B23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D3:analysis.D23" chart:label-cell-address="analysis.D2:analysis.D2" chart:class="chart:bar">
            <chart:data-point chart:repeated="5"/>
            <chart:data-point chart:style-name="ch9"/>
            <chart:data-point chart:repeated="5"/>
            <chart:data-point chart:style-name="ch9" chart:repeated="2"/>
            <chart:data-point chart:repeated="8"/>
          </chart:series>
          <chart:series chart:style-name="ch10" chart:values-cell-range-address="analysis.F3:analysis.F23" chart:label-cell-address="analysis.F2:analysis.F2" chart:class="chart:bar">
            <chart:error-indicator chart:style-name="ch11" chart:dimension="y"/>
            <chart:data-point chart:style-name="ch9" loext:custom-label-pos-x="0.00118536079419174" loext:custom-label-pos-y="-0.0572667630379183"/>
            <chart:data-point chart:style-name="ch9" loext:custom-label-pos-x="-0.000592680397095868" loext:custom-label-pos-y="-0.0802846658512176"/>
            <chart:data-point chart:style-name="ch9" loext:custom-label-pos-x="0" loext:custom-label-pos-y="-0.0817302346269321"/>
            <chart:data-point chart:style-name="ch9" loext:custom-label-pos-x="0" loext:custom-label-pos-y="0.0172356277104414"/>
            <chart:data-point chart:style-name="ch9" loext:custom-label-pos-x="0" loext:custom-label-pos-y="-0.0243522739908818"/>
            <chart:data-point chart:style-name="ch9" loext:custom-label-pos-x="0.000592680397095868" loext:custom-label-pos-y="-0.00856221505615484"/>
            <chart:data-point chart:style-name="ch9" loext:custom-label-pos-x="0" loext:custom-label-pos-y="-0.0314689202713221"/>
            <chart:data-point chart:style-name="ch9" loext:custom-label-pos-x="-0.00123475082728308" loext:custom-label-pos-y="-0.0817302346269321"/>
            <chart:data-point chart:style-name="ch9" loext:custom-label-pos-x="-0.000592680397095868" loext:custom-label-pos-y="-0.084510174580229"/>
            <chart:data-point chart:style-name="ch9"/>
            <chart:data-point chart:repeated="2"/>
            <chart:data-point chart:style-name="ch9" loext:custom-label-pos-x="-0.000592680397095924" loext:custom-label-pos-y="0.0230179028132992"/>
            <chart:data-point chart:style-name="ch9" loext:custom-label-pos-x="-0.00118536079419174" loext:custom-label-pos-y="-0.0272434115423107"/>
            <chart:data-point chart:style-name="ch9" loext:custom-label-pos-x="0.00118536079419174" loext:custom-label-pos-y="-0.0243522739908818"/>
            <chart:data-point chart:style-name="ch9" loext:custom-label-pos-x="0.00301279201857063" loext:custom-label-pos-y="0.0286889803180251"/>
            <chart:data-point chart:style-name="ch9" loext:custom-label-pos-x="0.00360547241566644" loext:custom-label-pos-y="-0.0330256866451685"/>
            <chart:data-point chart:style-name="ch9" loext:custom-label-pos-x="0.00360547241566656" loext:custom-label-pos-y="-0.0257978427665962"/>
            <chart:data-point chart:style-name="ch9" loext:custom-label-pos-x="-0.000592680397095924" loext:custom-label-pos-y="0.0186811964861558"/>
            <chart:data-point chart:style-name="ch9" loext:custom-label-pos-x="0.000592680397095924" loext:custom-label-pos-y="-0.033238163429388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planning time (QPT)</text:p>
                <draw:g>
                  <svg:desc>analysis.D2:analysis.D2</svg:desc>
                </draw:g>
              </table:table-cell>
              <table:table-cell office:value-type="string">
                <text:p>Query execution time (QET)</text:p>
                <draw:g>
                  <svg:desc>analysis.F2:analysis.F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Q1 Fed1</text:p>
                <text:list>
                  <text:list-item>
                    <text:p>Q1</text:p>
                  </text:list-item>
                  <text:list-item>
                    <text:p>Fed1</text:p>
                  </text:list-item>
                </text:list>
                <draw:g>
                  <svg:desc>analysis.A3:analysis.B23</svg:desc>
                </draw:g>
              </table:table-cell>
              <table:table-cell office:value-type="float" office:value="376.8">
                <text:p>376.8</text:p>
                <draw:g>
                  <svg:desc>analysis.D3:analysis.D23</svg:desc>
                </draw:g>
              </table:table-cell>
              <table:table-cell office:value-type="float" office:value="111.7">
                <text:p>111.7</text:p>
                <draw:g>
                  <svg:desc>analysis.F3:analysis.F23</svg:desc>
                </draw:g>
              </table:table-cell>
              <table:table-cell office:value-type="float" office:value="22.2133593437223">
                <text:p>22.2133593437223</text:p>
                <draw:g>
                  <svg:desc>analysis.C29:analysis.C49</svg:desc>
                </draw:g>
              </table:table-cell>
              <table:table-cell office:value-type="float" office:value="22.2133593437223">
                <text:p>22.2133593437223</text:p>
                <draw:g>
                  <svg:desc>analysis.C29:analysis.C49</svg:desc>
                </draw:g>
              </table:table-cell>
            </table:table-row>
            <table:table-row>
              <table:table-cell office:value-type="string">
                <text:p>Q1 Fed2</text:p>
                <text:list>
                  <text:list-item>
                    <text:p/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427.3">
                <text:p>427.3</text:p>
              </table:table-cell>
              <table:table-cell office:value-type="float" office:value="127.5">
                <text:p>127.5</text:p>
              </table:table-cell>
              <table:table-cell office:value-type="float" office:value="36.7061908190491">
                <text:p>36.7061908190491</text:p>
              </table:table-cell>
              <table:table-cell office:value-type="float" office:value="36.7061908190491">
                <text:p>36.7061908190491</text:p>
              </table:table-cell>
            </table:table-row>
            <table:table-row>
              <table:table-cell office:value-type="string">
                <text:p>Q1 Fed3</text:p>
                <text:list>
                  <text:list-item>
                    <text:p/>
                  </text:list-item>
                  <text:list-item>
                    <text:p>Fed3</text:p>
                  </text:list-item>
                </text:list>
              </table:table-cell>
              <table:table-cell office:value-type="float" office:value="391.9">
                <text:p>391.9</text:p>
              </table:table-cell>
              <table:table-cell office:value-type="float" office:value="123.5">
                <text:p>123.5</text:p>
              </table:table-cell>
              <table:table-cell office:value-type="float" office:value="23.4463927573803">
                <text:p>23.4463927573803</text:p>
              </table:table-cell>
              <table:table-cell office:value-type="float" office:value="23.4463927573803">
                <text:p>23.4463927573803</text:p>
              </table:table-cell>
            </table:table-row>
            <table:table-row>
              <table:table-cell office:value-type="string">
                <text:p>Q2 Fed1</text:p>
                <text:list>
                  <text:list-item>
                    <text:p>Q2</text:p>
                  </text:list-item>
                  <text:list-item>
                    <text:p>Fed1</text:p>
                  </text:list-item>
                </text:list>
              </table:table-cell>
              <table:table-cell office:value-type="float" office:value="365.1">
                <text:p>365.1</text:p>
              </table:table-cell>
              <table:table-cell office:value-type="float" office:value="1687.4">
                <text:p>1687.4</text:p>
              </table:table-cell>
              <table:table-cell office:value-type="float" office:value="65.4896938456731">
                <text:p>65.4896938456731</text:p>
              </table:table-cell>
              <table:table-cell office:value-type="float" office:value="65.4896938456731">
                <text:p>65.4896938456731</text:p>
              </table:table-cell>
            </table:table-row>
            <table:table-row>
              <table:table-cell office:value-type="string">
                <text:p>Q2 Fed2</text:p>
                <text:list>
                  <text:list-item>
                    <text:p/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82.9">
                <text:p>382.9</text:p>
              </table:table-cell>
              <table:table-cell office:value-type="float" office:value="1705.7">
                <text:p>1705.7</text:p>
              </table:table-cell>
              <table:table-cell office:value-type="float" office:value="74.2410488431658">
                <text:p>74.2410488431658</text:p>
              </table:table-cell>
              <table:table-cell office:value-type="float" office:value="74.2410488431658">
                <text:p>74.2410488431658</text:p>
              </table:table-cell>
            </table:table-row>
            <table:table-row>
              <table:table-cell office:value-type="string">
                <text:p>Q2 Fed3</text:p>
                <text:list>
                  <text:list-item>
                    <text:p/>
                  </text:list-item>
                  <text:list-item>
                    <text:p>Fed3</text:p>
                  </text:list-item>
                </text:list>
              </table:table-cell>
              <table:table-cell office:value-type="float" office:value="371.8">
                <text:p>371.8</text:p>
              </table:table-cell>
              <table:table-cell office:value-type="float" office:value="1718.9">
                <text:p>1718.9</text:p>
              </table:table-cell>
              <table:table-cell office:value-type="float" office:value="67.2822413419767">
                <text:p>67.2822413419767</text:p>
              </table:table-cell>
              <table:table-cell office:value-type="float" office:value="67.2822413419767">
                <text:p>67.2822413419767</text:p>
              </table:table-cell>
            </table:table-row>
            <table:table-row>
              <table:table-cell office:value-type="string">
                <text:p>Q3 Fed1</text:p>
                <text:list>
                  <text:list-item>
                    <text:p>Q3</text:p>
                  </text:list-item>
                  <text:list-item>
                    <text:p>Fed1</text:p>
                  </text:list-item>
                </text:list>
              </table:table-cell>
              <table:table-cell office:value-type="float" office:value="359">
                <text:p>359</text:p>
              </table:table-cell>
              <table:table-cell office:value-type="float" office:value="58.2">
                <text:p>58.2</text:p>
              </table:table-cell>
              <table:table-cell office:value-type="float" office:value="28.607691273502">
                <text:p>28.607691273502</text:p>
              </table:table-cell>
              <table:table-cell office:value-type="float" office:value="28.607691273502">
                <text:p>28.607691273502</text:p>
              </table:table-cell>
            </table:table-row>
            <table:table-row>
              <table:table-cell office:value-type="string">
                <text:p>Q3 Fed2</text:p>
                <text:list>
                  <text:list-item>
                    <text:p/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417.4">
                <text:p>417.4</text:p>
              </table:table-cell>
              <table:table-cell office:value-type="float" office:value="66.2">
                <text:p>66.2</text:p>
              </table:table-cell>
              <table:table-cell office:value-type="float" office:value="21.1084501246933">
                <text:p>21.1084501246933</text:p>
              </table:table-cell>
              <table:table-cell office:value-type="float" office:value="21.1084501246933">
                <text:p>21.1084501246933</text:p>
              </table:table-cell>
            </table:table-row>
            <table:table-row>
              <table:table-cell office:value-type="string">
                <text:p>Q3 Fed3</text:p>
                <text:list>
                  <text:list-item>
                    <text:p/>
                  </text:list-item>
                  <text:list-item>
                    <text:p>Fed3</text:p>
                  </text:list-item>
                </text:list>
              </table:table-cell>
              <table:table-cell office:value-type="float" office:value="396">
                <text:p>396</text:p>
              </table:table-cell>
              <table:table-cell office:value-type="float" office:value="64">
                <text:p>64</text:p>
              </table:table-cell>
              <table:table-cell office:value-type="float" office:value="26.6508286300195">
                <text:p>26.6508286300195</text:p>
              </table:table-cell>
              <table:table-cell office:value-type="float" office:value="26.6508286300195">
                <text:p>26.6508286300195</text:p>
              </table:table-cell>
            </table:table-row>
            <table:table-row>
              <table:table-cell office:value-type="string">
                <text:p>Q4 Fed1</text:p>
                <text:list>
                  <text:list-item>
                    <text:p>Q4</text:p>
                  </text:list-item>
                  <text:list-item>
                    <text:p>Fed1</text:p>
                  </text:list-item>
                </text:list>
              </table:table-cell>
              <table:table-cell office:value-type="float" office:value="351.1">
                <text:p>351.1</text:p>
              </table:table-cell>
              <table:table-cell office:value-type="float" office:value="596.8">
                <text:p>596.8</text:p>
              </table:table-cell>
              <table:table-cell office:value-type="float" office:value="37.318598282596">
                <text:p>37.318598282596</text:p>
              </table:table-cell>
              <table:table-cell office:value-type="float" office:value="37.318598282596">
                <text:p>37.318598282596</text:p>
              </table:table-cell>
            </table:table-row>
            <table:table-row>
              <table:table-cell office:value-type="string">
                <text:p>Q4 Fed2</text:p>
                <text:list>
                  <text:list-item>
                    <text:p/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70.8">
                <text:p>370.8</text:p>
              </table:table-cell>
              <table:table-cell office:value-type="float" office:value="762.7">
                <text:p>762.7</text:p>
              </table:table-cell>
              <table:table-cell office:value-type="float" office:value="34.2424363100006">
                <text:p>34.2424363100006</text:p>
              </table:table-cell>
              <table:table-cell office:value-type="float" office:value="34.2424363100006">
                <text:p>34.2424363100006</text:p>
              </table:table-cell>
            </table:table-row>
            <table:table-row>
              <table:table-cell office:value-type="string">
                <text:p>Q4 Fed3</text:p>
                <text:list>
                  <text:list-item>
                    <text:p/>
                  </text:list-item>
                  <text:list-item>
                    <text:p>Fed3</text:p>
                  </text:list-item>
                </text:list>
              </table:table-cell>
              <table:table-cell office:value-type="float" office:value="335.2">
                <text:p>335.2</text:p>
              </table:table-cell>
              <table:table-cell office:value-type="float" office:value="781.4">
                <text:p>781.4</text:p>
              </table:table-cell>
              <table:table-cell office:value-type="float" office:value="74.2354362821422">
                <text:p>74.2354362821422</text:p>
              </table:table-cell>
              <table:table-cell office:value-type="float" office:value="74.2354362821422">
                <text:p>74.2354362821422</text:p>
              </table:table-cell>
            </table:table-row>
            <table:table-row>
              <table:table-cell office:value-type="string">
                <text:p>Q5 Fed1</text:p>
                <text:list>
                  <text:list-item>
                    <text:p>Q5</text:p>
                  </text:list-item>
                  <text:list-item>
                    <text:p>Fed1</text:p>
                  </text:list-item>
                </text:list>
              </table:table-cell>
              <table:table-cell office:value-type="float" office:value="350.4">
                <text:p>350.4</text:p>
              </table:table-cell>
              <table:table-cell office:value-type="float" office:value="1817.3">
                <text:p>1817.3</text:p>
              </table:table-cell>
              <table:table-cell office:value-type="float" office:value="147.316024624313">
                <text:p>147.316024624313</text:p>
              </table:table-cell>
              <table:table-cell office:value-type="float" office:value="147.316024624313">
                <text:p>147.316024624313</text:p>
              </table:table-cell>
            </table:table-row>
            <table:table-row>
              <table:table-cell office:value-type="string">
                <text:p>Q5 Fed2</text:p>
                <text:list>
                  <text:list-item>
                    <text:p/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66.3">
                <text:p>366.3</text:p>
              </table:table-cell>
              <table:table-cell office:value-type="float" office:value="1989.7">
                <text:p>1989.7</text:p>
              </table:table-cell>
              <table:table-cell office:value-type="float" office:value="127.216176469644">
                <text:p>127.216176469644</text:p>
              </table:table-cell>
              <table:table-cell office:value-type="float" office:value="127.216176469644">
                <text:p>127.216176469644</text:p>
              </table:table-cell>
            </table:table-row>
            <table:table-row>
              <table:table-cell office:value-type="string">
                <text:p>Q5 Fed3</text:p>
                <text:list>
                  <text:list-item>
                    <text:p/>
                  </text:list-item>
                  <text:list-item>
                    <text:p>Fed3</text:p>
                  </text:list-item>
                </text:list>
              </table:table-cell>
              <table:table-cell office:value-type="float" office:value="347.9">
                <text:p>347.9</text:p>
              </table:table-cell>
              <table:table-cell office:value-type="float" office:value="1998.4">
                <text:p>1998.4</text:p>
              </table:table-cell>
              <table:table-cell office:value-type="float" office:value="180.469634257093">
                <text:p>180.469634257093</text:p>
              </table:table-cell>
              <table:table-cell office:value-type="float" office:value="180.469634257093">
                <text:p>180.469634257093</text:p>
              </table:table-cell>
            </table:table-row>
            <table:table-row>
              <table:table-cell office:value-type="string">
                <text:p>Q6 Fed1</text:p>
                <text:list>
                  <text:list-item>
                    <text:p>Q6</text:p>
                  </text:list-item>
                  <text:list-item>
                    <text:p>Fed1</text:p>
                  </text:list-item>
                </text:list>
              </table:table-cell>
              <table:table-cell office:value-type="float" office:value="358.1">
                <text:p>358.1</text:p>
              </table:table-cell>
              <table:table-cell office:value-type="float" office:value="2806.1">
                <text:p>2806.1</text:p>
              </table:table-cell>
              <table:table-cell office:value-type="float" office:value="59.2339992459286">
                <text:p>59.2339992459286</text:p>
              </table:table-cell>
              <table:table-cell office:value-type="float" office:value="59.2339992459286">
                <text:p>59.2339992459286</text:p>
              </table:table-cell>
            </table:table-row>
            <table:table-row>
              <table:table-cell office:value-type="string">
                <text:p>Q6 Fed2</text:p>
                <text:list>
                  <text:list-item>
                    <text:p/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60.9">
                <text:p>360.9</text:p>
              </table:table-cell>
              <table:table-cell office:value-type="float" office:value="3049.4">
                <text:p>3049.4</text:p>
              </table:table-cell>
              <table:table-cell office:value-type="float" office:value="87.170076415145">
                <text:p>87.170076415145</text:p>
              </table:table-cell>
              <table:table-cell office:value-type="float" office:value="87.170076415145">
                <text:p>87.170076415145</text:p>
              </table:table-cell>
            </table:table-row>
            <table:table-row>
              <table:table-cell office:value-type="string">
                <text:p>Q6 Fed3</text:p>
                <text:list>
                  <text:list-item>
                    <text:p/>
                  </text:list-item>
                  <text:list-item>
                    <text:p>Fed3</text:p>
                  </text:list-item>
                </text:list>
              </table:table-cell>
              <table:table-cell office:value-type="float" office:value="329.5">
                <text:p>329.5</text:p>
              </table:table-cell>
              <table:table-cell office:value-type="float" office:value="3021.7">
                <text:p>3021.7</text:p>
              </table:table-cell>
              <table:table-cell office:value-type="float" office:value="188.177693801482">
                <text:p>188.177693801482</text:p>
              </table:table-cell>
              <table:table-cell office:value-type="float" office:value="188.177693801482">
                <text:p>188.177693801482</text:p>
              </table:table-cell>
            </table:table-row>
            <table:table-row>
              <table:table-cell office:value-type="string">
                <text:p>Q7 Fed1</text:p>
                <text:list>
                  <text:list-item>
                    <text:p>Q7</text:p>
                  </text:list-item>
                  <text:list-item>
                    <text:p>Fed1</text:p>
                  </text:list-item>
                </text:list>
              </table:table-cell>
              <table:table-cell office:value-type="float" office:value="356.9">
                <text:p>356.9</text:p>
              </table:table-cell>
              <table:table-cell office:value-type="float" office:value="9413.5">
                <text:p>9413.5</text:p>
              </table:table-cell>
              <table:table-cell office:value-type="float" office:value="125.828807865643">
                <text:p>125.828807865643</text:p>
              </table:table-cell>
              <table:table-cell office:value-type="float" office:value="125.828807865643">
                <text:p>125.828807865643</text:p>
              </table:table-cell>
            </table:table-row>
            <table:table-row>
              <table:table-cell office:value-type="string">
                <text:p>Q7 Fed2</text:p>
                <text:list>
                  <text:list-item>
                    <text:p/>
                  </text:list-item>
                  <text:list-item>
                    <text:p>Fed2</text:p>
                  </text:list-item>
                </text:list>
              </table:table-cell>
              <table:table-cell office:value-type="float" office:value="379.6">
                <text:p>379.6</text:p>
              </table:table-cell>
              <table:table-cell office:value-type="float" office:value="10157.1">
                <text:p>10157.1</text:p>
              </table:table-cell>
              <table:table-cell office:value-type="float" office:value="144.188495457239">
                <text:p>144.188495457239</text:p>
              </table:table-cell>
              <table:table-cell office:value-type="float" office:value="144.188495457239">
                <text:p>144.188495457239</text:p>
              </table:table-cell>
            </table:table-row>
            <table:table-row>
              <table:table-cell office:value-type="string">
                <text:p>Q7 Fed3</text:p>
                <text:list>
                  <text:list-item>
                    <text:p/>
                  </text:list-item>
                  <text:list-item>
                    <text:p>Fed3</text:p>
                  </text:list-item>
                </text:list>
              </table:table-cell>
              <table:table-cell office:value-type="float" office:value="356.8">
                <text:p>356.8</text:p>
              </table:table-cell>
              <table:table-cell office:value-type="float" office:value="10148">
                <text:p>10148</text:p>
              </table:table-cell>
              <table:table-cell office:value-type="float" office:value="131.361925821585">
                <text:p>131.361925821585</text:p>
              </table:table-cell>
              <table:table-cell office:value-type="float" office:value="131.361925821585">
                <text:p>131.361925821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